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935730" table:style-name="ce7">
            <text:p>9.935.73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817630" table:style-name="ce9">
            <text:p>13.817.630</text:p>
          </table:table-cell>
          <table:table-cell office:value-type="float" office:value="13419568" table:style-name="ce9">
            <text:p>13.419.568</text:p>
          </table:table-cell>
          <table:table-cell office:value-type="percentage" office:value="0.9711917311434739" table:style-name="ce10">
            <text:p>97,1%</text:p>
          </table:table-cell>
          <table:table-cell office:value-type="float" office:value="6866794" table:style-name="ce8">
            <text:p>6.866.794</text:p>
          </table:table-cell>
          <table:table-cell office:value-type="float" office:value="6765579" table:style-name="ce8">
            <text:p>6.765.579</text:p>
          </table:table-cell>
          <table:table-cell office:value-type="float" office:value="542630" table:style-name="ce8">
            <text:p>542.630</text:p>
          </table:table-cell>
          <table:table-cell office:value-type="date" office:date-value="2021-11-15T00:00:00" table:style-name="ce11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7037" table:style-name="ce7">
            <text:p>1.577.037</text:p>
          </table:table-cell>
          <table:table-cell office:value-type="float" office:value="293920" table:style-name="ce7">
            <text:p>293.9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98832" table:style-name="ce14">
            <text:p>2.198.832</text:p>
          </table:table-cell>
          <table:table-cell office:value-type="float" office:value="2085847" table:style-name="ce14">
            <text:p>2.085.847</text:p>
          </table:table-cell>
          <table:table-cell office:value-type="percentage" office:value="0.94861590153317765" table:style-name="ce15">
            <text:p>94,9%</text:p>
          </table:table-cell>
          <table:table-cell office:value-type="float" office:value="1069135" table:style-name="ce13">
            <text:p>1.069.135</text:p>
          </table:table-cell>
          <table:table-cell office:value-type="float" office:value="1050986" table:style-name="ce13">
            <text:p>1.050.986</text:p>
          </table:table-cell>
          <table:table-cell office:value-type="float" office:value="93601" table:style-name="ce13">
            <text:p>93.601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337045" table:style-name="ce7">
            <text:p>1.337.04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62945" table:style-name="ce14">
            <text:p>1.762.945</text:p>
          </table:table-cell>
          <table:table-cell office:value-type="float" office:value="1751855" table:style-name="ce14">
            <text:p>1.751.855</text:p>
          </table:table-cell>
          <table:table-cell office:value-type="percentage" office:value="0.9937093896860083" table:style-name="ce15">
            <text:p>99,4%</text:p>
          </table:table-cell>
          <table:table-cell office:value-type="float" office:value="874610" table:style-name="ce13">
            <text:p>874.610</text:p>
          </table:table-cell>
          <table:table-cell office:value-type="float" office:value="866750" table:style-name="ce13">
            <text:p>866.750</text:p>
          </table:table-cell>
          <table:table-cell office:value-type="float" office:value="85254" table:style-name="ce13">
            <text:p>85.254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70003" table:style-name="ce14">
            <text:p>1.670.003</text:p>
          </table:table-cell>
          <table:table-cell office:value-type="percentage" office:value="0.86169242279610947" table:style-name="ce15">
            <text:p>86,2%</text:p>
          </table:table-cell>
          <table:table-cell office:value-type="float" office:value="862154" table:style-name="ce13">
            <text:p>862.154</text:p>
          </table:table-cell>
          <table:table-cell office:value-type="float" office:value="846209" table:style-name="ce13">
            <text:p>846.209</text:p>
          </table:table-cell>
          <table:table-cell office:value-type="float" office:value="57712" table:style-name="ce13">
            <text:p>57.712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20281" table:style-name="ce14">
            <text:p>3.220.281</text:p>
          </table:table-cell>
          <table:table-cell office:value-type="percentage" office:value="0.90272222689428983" table:style-name="ce15">
            <text:p>90,3%</text:p>
          </table:table-cell>
          <table:table-cell office:value-type="float" office:value="1684980" table:style-name="ce13">
            <text:p>1.684.980</text:p>
          </table:table-cell>
          <table:table-cell office:value-type="float" office:value="1645837" table:style-name="ce13">
            <text:p>1.645.837</text:p>
          </table:table-cell>
          <table:table-cell office:value-type="float" office:value="63206" table:style-name="ce13">
            <text:p>63.206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68255" table:style-name="ce7">
            <text:p>768.25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30555" table:style-name="ce14">
            <text:p>1.030.555</text:p>
          </table:table-cell>
          <table:table-cell office:value-type="float" office:value="955969" table:style-name="ce14">
            <text:p>955.969</text:p>
          </table:table-cell>
          <table:table-cell office:value-type="percentage" office:value="0.92762540572798158" table:style-name="ce15">
            <text:p>92,8%</text:p>
          </table:table-cell>
          <table:table-cell office:value-type="float" office:value="483698" table:style-name="ce13">
            <text:p>483.698</text:p>
          </table:table-cell>
          <table:table-cell office:value-type="float" office:value="479520" table:style-name="ce13">
            <text:p>479.520</text:p>
          </table:table-cell>
          <table:table-cell office:value-type="float" office:value="37577" table:style-name="ce13">
            <text:p>37.577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934233" table:style-name="ce14">
            <text:p>3.934.233</text:p>
          </table:table-cell>
          <table:table-cell office:value-type="percentage" office:value="0.92341832315849515" table:style-name="ce15">
            <text:p>92,3%</text:p>
          </table:table-cell>
          <table:table-cell office:value-type="float" office:value="2008002" table:style-name="ce13">
            <text:p>2.008.002</text:p>
          </table:table-cell>
          <table:table-cell office:value-type="float" office:value="1971184" table:style-name="ce13">
            <text:p>1.971.184</text:p>
          </table:table-cell>
          <table:table-cell office:value-type="float" office:value="188109" table:style-name="ce13">
            <text:p>188.109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46421" table:style-name="ce14">
            <text:p>3.146.421</text:p>
          </table:table-cell>
          <table:table-cell office:value-type="percentage" office:value="0.95469622814975741" table:style-name="ce15">
            <text:p>95,5%</text:p>
          </table:table-cell>
          <table:table-cell office:value-type="float" office:value="1623150" table:style-name="ce13">
            <text:p>1.623.150</text:p>
          </table:table-cell>
          <table:table-cell office:value-type="float" office:value="1566432" table:style-name="ce13">
            <text:p>1.566.432</text:p>
          </table:table-cell>
          <table:table-cell office:value-type="float" office:value="130753" table:style-name="ce13">
            <text:p>130.753</text:p>
          </table:table-cell>
          <table:table-cell office:value-type="date" office:date-value="2021-11-13T00:00:00" table:style-name="ce16">
            <text:p>1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495686" table:style-name="ce14">
            <text:p>11.495.686</text:p>
          </table:table-cell>
          <table:table-cell office:value-type="percentage" office:value="0.96900351585252464" table:style-name="ce15">
            <text:p>96,9%</text:p>
          </table:table-cell>
          <table:table-cell office:value-type="float" office:value="6003189" table:style-name="ce13">
            <text:p>6.003.189</text:p>
          </table:table-cell>
          <table:table-cell office:value-type="float" office:value="5881040" table:style-name="ce13">
            <text:p>5.881.040</text:p>
          </table:table-cell>
          <table:table-cell office:value-type="float" office:value="339492" table:style-name="ce13">
            <text:p>339.492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488680" table:style-name="ce14">
            <text:p>8.488.680</text:p>
          </table:table-cell>
          <table:table-cell office:value-type="float" office:value="7980583" table:style-name="ce14">
            <text:p>7.980.583</text:p>
          </table:table-cell>
          <table:table-cell office:value-type="percentage" office:value="0.94014416846906701" table:style-name="ce15">
            <text:p>94,0%</text:p>
          </table:table-cell>
          <table:table-cell office:value-type="float" office:value="4085320" table:style-name="ce13">
            <text:p>4.085.320</text:p>
          </table:table-cell>
          <table:table-cell office:value-type="float" office:value="4021612" table:style-name="ce13">
            <text:p>4.021.612</text:p>
          </table:table-cell>
          <table:table-cell office:value-type="float" office:value="333933" table:style-name="ce13">
            <text:p>333.933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10358" table:style-name="ce14">
            <text:p>1.810.358</text:p>
          </table:table-cell>
          <table:table-cell office:value-type="percentage" office:value="0.98726785388053151" table:style-name="ce15">
            <text:p>98,7%</text:p>
          </table:table-cell>
          <table:table-cell office:value-type="float" office:value="899906" table:style-name="ce13">
            <text:p>899.906</text:p>
          </table:table-cell>
          <table:table-cell office:value-type="float" office:value="886149" table:style-name="ce13">
            <text:p>886.149</text:p>
          </table:table-cell>
          <table:table-cell office:value-type="float" office:value="115795" table:style-name="ce13">
            <text:p>115.795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456889" table:style-name="ce7">
            <text:p>3.456.88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680389" table:style-name="ce14">
            <text:p>4.680.389</text:p>
          </table:table-cell>
          <table:table-cell office:value-type="float" office:value="4580167" table:style-name="ce14">
            <text:p>4.580.167</text:p>
          </table:table-cell>
          <table:table-cell office:value-type="percentage" office:value="0.97858682259102825" table:style-name="ce15">
            <text:p>97,9%</text:p>
          </table:table-cell>
          <table:table-cell office:value-type="float" office:value="2312889" table:style-name="ce13">
            <text:p>2.312.889</text:p>
          </table:table-cell>
          <table:table-cell office:value-type="float" office:value="2292728" table:style-name="ce13">
            <text:p>2.292.728</text:p>
          </table:table-cell>
          <table:table-cell office:value-type="float" office:value="186013" table:style-name="ce13">
            <text:p>186.013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502096" table:style-name="ce14">
            <text:p>502.096</text:p>
          </table:table-cell>
          <table:table-cell office:value-type="percentage" office:value="0.90088725811226644" table:style-name="ce15">
            <text:p>90,1%</text:p>
          </table:table-cell>
          <table:table-cell office:value-type="float" office:value="261083" table:style-name="ce13">
            <text:p>261.083</text:p>
          </table:table-cell>
          <table:table-cell office:value-type="float" office:value="256359" table:style-name="ce13">
            <text:p>256.359</text:p>
          </table:table-cell>
          <table:table-cell office:value-type="float" office:value="20456" table:style-name="ce13">
            <text:p>20.456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207333" table:style-name="ce14">
            <text:p>10.207.333</text:p>
          </table:table-cell>
          <table:table-cell office:value-type="percentage" office:value="0.94233698780504127" table:style-name="ce15">
            <text:p>94,2%</text:p>
          </table:table-cell>
          <table:table-cell office:value-type="float" office:value="5370852" table:style-name="ce13">
            <text:p>5.370.852</text:p>
          </table:table-cell>
          <table:table-cell office:value-type="float" office:value="5262497" table:style-name="ce13">
            <text:p>5.262.497</text:p>
          </table:table-cell>
          <table:table-cell office:value-type="float" office:value="302132" table:style-name="ce13">
            <text:p>302.132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28002" table:style-name="ce14">
            <text:p>2.328.002</text:p>
          </table:table-cell>
          <table:table-cell office:value-type="percentage" office:value="0.96710957865547786" table:style-name="ce15">
            <text:p>96,7%</text:p>
          </table:table-cell>
          <table:table-cell office:value-type="float" office:value="1196712" table:style-name="ce13">
            <text:p>1.196.712</text:p>
          </table:table-cell>
          <table:table-cell office:value-type="float" office:value="1166834" table:style-name="ce13">
            <text:p>1.166.834</text:p>
          </table:table-cell>
          <table:table-cell office:value-type="float" office:value="91913" table:style-name="ce13">
            <text:p>91.913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35750" table:style-name="ce14">
            <text:p>1.035.750</text:p>
          </table:table-cell>
          <table:table-cell office:value-type="percentage" office:value="0.96415655500788922" table:style-name="ce15">
            <text:p>96,4%</text:p>
          </table:table-cell>
          <table:table-cell office:value-type="float" office:value="529036" table:style-name="ce13">
            <text:p>529.036</text:p>
          </table:table-cell>
          <table:table-cell office:value-type="float" office:value="523021" table:style-name="ce13">
            <text:p>523.021</text:p>
          </table:table-cell>
          <table:table-cell office:value-type="float" office:value="53078" table:style-name="ce13">
            <text:p>53.078</text:p>
          </table:table-cell>
          <table:table-cell office:value-type="date" office:date-value="2021-11-15T00:00:00" table:style-name="ce16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500531" table:style-name="ce14">
            <text:p>3.500.531</text:p>
          </table:table-cell>
          <table:table-cell office:value-type="percentage" office:value="0.94122308174223546" table:style-name="ce15">
            <text:p>94,1%</text:p>
          </table:table-cell>
          <table:table-cell office:value-type="float" office:value="1817581" table:style-name="ce13">
            <text:p>1.817.581</text:p>
          </table:table-cell>
          <table:table-cell office:value-type="float" office:value="1787318" table:style-name="ce13">
            <text:p>1.787.318</text:p>
          </table:table-cell>
          <table:table-cell office:value-type="float" office:value="134564" table:style-name="ce13">
            <text:p>134.564</text:p>
          </table:table-cell>
          <table:table-cell office:value-type="date" office:date-value="2021-11-14T00:00:00" table:style-name="ce16">
            <text:p>1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355" table:style-name="ce14">
            <text:p>142.355</text:p>
          </table:table-cell>
          <table:table-cell office:value-type="float" office:value="119176" table:style-name="ce14">
            <text:p>119.176</text:p>
          </table:table-cell>
          <table:table-cell office:value-type="percentage" office:value="0.83717466896139936" table:style-name="ce15">
            <text:p>83,7%</text:p>
          </table:table-cell>
          <table:table-cell office:value-type="float" office:value="62983" table:style-name="ce13">
            <text:p>62.983</text:p>
          </table:table-cell>
          <table:table-cell office:value-type="float" office:value="60427" table:style-name="ce13">
            <text:p>60.427</text:p>
          </table:table-cell>
          <table:table-cell office:value-type="float" office:value="3975" table:style-name="ce13">
            <text:p>3.975</text:p>
          </table:table-cell>
          <table:table-cell office:value-type="date" office:date-value="2021-11-12T00:00:00" table:style-name="ce16">
            <text:p>1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615" table:style-name="ce14">
            <text:p>105.615</text:p>
          </table:table-cell>
          <table:table-cell office:value-type="percentage" office:value="0.74851169383416016" table:style-name="ce15">
            <text:p>74,9%</text:p>
          </table:table-cell>
          <table:table-cell office:value-type="float" office:value="58158" table:style-name="ce13">
            <text:p>58.158</text:p>
          </table:table-cell>
          <table:table-cell office:value-type="float" office:value="55595" table:style-name="ce13">
            <text:p>55.595</text:p>
          </table:table-cell>
          <table:table-cell office:value-type="float" office:value="2390" table:style-name="ce13">
            <text:p>2.390</text:p>
          </table:table-cell>
          <table:table-cell office:value-type="date" office:date-value="2021-11-15T00:00:00" table:style-name="ce17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428" table:style-name="ce14">
            <text:p>177.428</text:p>
          </table:table-cell>
          <table:table-cell office:value-type="percentage" office:value="0.83598601569935638" table:style-name="ce15">
            <text:p>83,6%</text:p>
          </table:table-cell>
          <table:table-cell office:value-type="float" office:value="95173" table:style-name="ce13">
            <text:p>95.173</text:p>
          </table:table-cell>
          <table:table-cell office:value-type="float" office:value="89007" table:style-name="ce13">
            <text:p>89.007</text:p>
          </table:table-cell>
          <table:table-cell office:value-type="float" office:value="0" table:style-name="ce13">
            <text:p>0</text:p>
          </table:table-cell>
          <table:table-cell office:value-type="date" office:date-value="2021-11-15T00:00:00" table:style-name="ce17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90" table:style-name="ce7">
            <text:p>4.99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9430" table:style-name="ce14">
            <text:p>9.430</text:p>
          </table:table-cell>
          <table:table-cell office:value-type="float" office:value="7423" table:style-name="ce14">
            <text:p>7.423</text:p>
          </table:table-cell>
          <table:table-cell office:value-type="percentage" office:value="0.78716861081654299" table:style-name="ce15">
            <text:p>78,7%</text:p>
          </table:table-cell>
          <table:table-cell office:value-type="float" office:value="5621" table:style-name="ce13">
            <text:p>5.621</text:p>
          </table:table-cell>
          <table:table-cell office:value-type="float" office:value="5442" table:style-name="ce13">
            <text:p>5.442</text:p>
          </table:table-cell>
          <table:table-cell office:value-type="float" office:value="0" table:style-name="ce13">
            <text:p>0</text:p>
          </table:table-cell>
          <table:table-cell office:value-type="date" office:date-value="2021-11-15T00:00:00" table:style-name="ce17">
            <text:p>1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775979" table:style-name="ce19">
            <text:p>55.775.979</text:p>
          </table:table-cell>
          <table:table-cell office:value-type="float" office:value="10790560" table:style-name="ce20">
            <text:p>10.790.560</text:p>
          </table:table-cell>
          <table:table-cell office:value-type="float" office:value="9107850" table:style-name="ce21">
            <text:p>9.107.850</text:p>
          </table:table-cell>
          <table:table-cell office:value-type="float" office:value="2158300" table:style-name="ce22">
            <text:p>2.158.300</text:p>
          </table:table-cell>
          <table:table-cell office:value-type="float" office:value="77832689" table:style-name="ce23">
            <text:p>77.832.689</text:p>
          </table:table-cell>
          <table:table-cell office:value-type="float" office:value="74034325" table:style-name="ce23">
            <text:p>74.034.325</text:p>
          </table:table-cell>
          <table:table-cell office:value-type="percentage" office:value="0.95119834546638882" table:style-name="ce24">
            <text:p>95,1%</text:p>
          </table:table-cell>
          <table:table-cell office:value-type="float" office:value="38171026" table:style-name="ce23">
            <text:p>38.171.026</text:p>
          </table:table-cell>
          <table:table-cell office:value-type="float" office:value="37480526" table:style-name="ce23">
            <text:p>37.480.526</text:p>
          </table:table-cell>
          <table:table-cell office:value-type="float" office:value="2782583" table:style-name="ce23">
            <text:p>2.782.58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formula="of:=['file://Nas12-03.sanidad.msc/desarrollo/GIV/11%20-%20Torre%20de%20Control/01.%20Informes%20reportados/20211116/20211116_Reporte_GIV_3DOSIS_INE20_Q4_REGULARIZACION_DIANA_v2.xlsx'#INFORME_V3.D49]" table:style-name="ce31">
            <text:p>7.451.975</text:p>
          </table:table-cell>
          <table:table-cell office:value-type="float" office:value="6866794" table:formula="of:=['file://Nas12-03.sanidad.msc/desarrollo/GIV/11%20-%20Torre%20de%20Control/01.%20Informes%20reportados/20211116/20211116_Reporte_GIV_3DOSIS_INE20_Q4_REGULARIZACION_DIANA_v2.xlsx'#INFORME_V3.E49]" table:style-name="ce31">
            <text:p>6.866.794</text:p>
          </table:table-cell>
          <table:table-cell office:value-type="percentage" office:value="0.92147303231693611" table:formula="of:=['file://Nas12-03.sanidad.msc/desarrollo/GIV/11%20-%20Torre%20de%20Control/01.%20Informes%20reportados/20211116/20211116_Reporte_GIV_3DOSIS_INE20_Q4_REGULARIZACION_DIANA_v2.xlsx'#INFORME_V3.F49]" table:style-name="ce32">
            <text:p>92,1%</text:p>
          </table:table-cell>
          <table:table-cell office:value-type="float" office:value="6765579" table:formula="of:=['file://Nas12-03.sanidad.msc/desarrollo/GIV/11%20-%20Torre%20de%20Control/01.%20Informes%20reportados/20211116/20211116_Reporte_GIV_3DOSIS_INE20_Q4_REGULARIZACION_DIANA_v2.xlsx'#INFORME_V3.G49]" table:style-name="ce31">
            <text:p>6.765.579</text:p>
          </table:table-cell>
          <table:table-cell office:value-type="percentage" office:value="0.90789072695493478" table:formula="of:=['file://Nas12-03.sanidad.msc/desarrollo/GIV/11%20-%20Torre%20de%20Control/01.%20Informes%20reportados/20211116/20211116_Reporte_GIV_3DOSIS_INE20_Q4_REGULARIZACION_DIANA_v2.xlsx'#INFORME_V3.H49]" table:style-name="ce32">
            <text:p>90,8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49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formula="of:=['file://Nas12-03.sanidad.msc/desarrollo/GIV/11%20-%20Torre%20de%20Control/01.%20Informes%20reportados/20211116/20211116_Reporte_GIV_3DOSIS_INE20_Q4_REGULARIZACION_DIANA_v2.xlsx'#INFORME_V3.D50]" table:style-name="ce31">
            <text:p>1.185.134</text:p>
          </table:table-cell>
          <table:table-cell office:value-type="float" office:value="1069135" table:formula="of:=['file://Nas12-03.sanidad.msc/desarrollo/GIV/11%20-%20Torre%20de%20Control/01.%20Informes%20reportados/20211116/20211116_Reporte_GIV_3DOSIS_INE20_Q4_REGULARIZACION_DIANA_v2.xlsx'#INFORME_V3.E50]" table:style-name="ce31">
            <text:p>1.069.135</text:p>
          </table:table-cell>
          <table:table-cell office:value-type="percentage" office:value="0.90212161662731805" table:formula="of:=['file://Nas12-03.sanidad.msc/desarrollo/GIV/11%20-%20Torre%20de%20Control/01.%20Informes%20reportados/20211116/20211116_Reporte_GIV_3DOSIS_INE20_Q4_REGULARIZACION_DIANA_v2.xlsx'#INFORME_V3.F50]" table:style-name="ce32">
            <text:p>90,2%</text:p>
          </table:table-cell>
          <table:table-cell office:value-type="float" office:value="1050986" table:formula="of:=['file://Nas12-03.sanidad.msc/desarrollo/GIV/11%20-%20Torre%20de%20Control/01.%20Informes%20reportados/20211116/20211116_Reporte_GIV_3DOSIS_INE20_Q4_REGULARIZACION_DIANA_v2.xlsx'#INFORME_V3.G50]" table:style-name="ce31">
            <text:p>1.050.986</text:p>
          </table:table-cell>
          <table:table-cell office:value-type="percentage" office:value="0.88680773650912048" table:formula="of:=['file://Nas12-03.sanidad.msc/desarrollo/GIV/11%20-%20Torre%20de%20Control/01.%20Informes%20reportados/20211116/20211116_Reporte_GIV_3DOSIS_INE20_Q4_REGULARIZACION_DIANA_v2.xlsx'#INFORME_V3.H50]" table:style-name="ce32">
            <text:p>88,7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0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formula="of:=['file://Nas12-03.sanidad.msc/desarrollo/GIV/11%20-%20Torre%20de%20Control/01.%20Informes%20reportados/20211116/20211116_Reporte_GIV_3DOSIS_INE20_Q4_REGULARIZACION_DIANA_v2.xlsx'#INFORME_V3.D51]" table:style-name="ce31">
            <text:p>933.927</text:p>
          </table:table-cell>
          <table:table-cell office:value-type="float" office:value="874610" table:formula="of:=['file://Nas12-03.sanidad.msc/desarrollo/GIV/11%20-%20Torre%20de%20Control/01.%20Informes%20reportados/20211116/20211116_Reporte_GIV_3DOSIS_INE20_Q4_REGULARIZACION_DIANA_v2.xlsx'#INFORME_V3.E51]" table:style-name="ce31">
            <text:p>874.610</text:p>
          </table:table-cell>
          <table:table-cell office:value-type="percentage" office:value="0.93648647056996959" table:formula="of:=['file://Nas12-03.sanidad.msc/desarrollo/GIV/11%20-%20Torre%20de%20Control/01.%20Informes%20reportados/20211116/20211116_Reporte_GIV_3DOSIS_INE20_Q4_REGULARIZACION_DIANA_v2.xlsx'#INFORME_V3.F51]" table:style-name="ce32">
            <text:p>93,6%</text:p>
          </table:table-cell>
          <table:table-cell office:value-type="float" office:value="866750" table:formula="of:=['file://Nas12-03.sanidad.msc/desarrollo/GIV/11%20-%20Torre%20de%20Control/01.%20Informes%20reportados/20211116/20211116_Reporte_GIV_3DOSIS_INE20_Q4_REGULARIZACION_DIANA_v2.xlsx'#INFORME_V3.G51]" table:style-name="ce31">
            <text:p>866.750</text:p>
          </table:table-cell>
          <table:table-cell office:value-type="percentage" office:value="0.92807039522360957" table:formula="of:=['file://Nas12-03.sanidad.msc/desarrollo/GIV/11%20-%20Torre%20de%20Control/01.%20Informes%20reportados/20211116/20211116_Reporte_GIV_3DOSIS_INE20_Q4_REGULARIZACION_DIANA_v2.xlsx'#INFORME_V3.H51]" table:style-name="ce32">
            <text:p>92,8%</text:p>
          </table:table-cell>
          <table:table-cell office:value-type="date" office:date-value="2021-11-14T00:00:00" table:formula="of:=['file://Nas12-03.sanidad.msc/desarrollo/GIV/11%20-%20Torre%20de%20Control/01.%20Informes%20reportados/20211116/20211116_Reporte_GIV_3DOSIS_INE20_Q4_REGULARIZACION_DIANA_v2.xlsx'#INFORME_V3.I51]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formula="of:=['file://Nas12-03.sanidad.msc/desarrollo/GIV/11%20-%20Torre%20de%20Control/01.%20Informes%20reportados/20211116/20211116_Reporte_GIV_3DOSIS_INE20_Q4_REGULARIZACION_DIANA_v2.xlsx'#INFORME_V3.D52]" table:style-name="ce31">
            <text:p>1.034.867</text:p>
          </table:table-cell>
          <table:table-cell office:value-type="float" office:value="862154" table:formula="of:=['file://Nas12-03.sanidad.msc/desarrollo/GIV/11%20-%20Torre%20de%20Control/01.%20Informes%20reportados/20211116/20211116_Reporte_GIV_3DOSIS_INE20_Q4_REGULARIZACION_DIANA_v2.xlsx'#INFORME_V3.E52]" table:style-name="ce31">
            <text:p>862.154</text:p>
          </table:table-cell>
          <table:table-cell office:value-type="percentage" office:value="0.83310608996131874" table:formula="of:=['file://Nas12-03.sanidad.msc/desarrollo/GIV/11%20-%20Torre%20de%20Control/01.%20Informes%20reportados/20211116/20211116_Reporte_GIV_3DOSIS_INE20_Q4_REGULARIZACION_DIANA_v2.xlsx'#INFORME_V3.F52]" table:style-name="ce32">
            <text:p>83,3%</text:p>
          </table:table-cell>
          <table:table-cell office:value-type="float" office:value="846209" table:formula="of:=['file://Nas12-03.sanidad.msc/desarrollo/GIV/11%20-%20Torre%20de%20Control/01.%20Informes%20reportados/20211116/20211116_Reporte_GIV_3DOSIS_INE20_Q4_REGULARIZACION_DIANA_v2.xlsx'#INFORME_V3.G52]" table:style-name="ce31">
            <text:p>846.209</text:p>
          </table:table-cell>
          <table:table-cell office:value-type="percentage" office:value="0.81769831292330319" table:formula="of:=['file://Nas12-03.sanidad.msc/desarrollo/GIV/11%20-%20Torre%20de%20Control/01.%20Informes%20reportados/20211116/20211116_Reporte_GIV_3DOSIS_INE20_Q4_REGULARIZACION_DIANA_v2.xlsx'#INFORME_V3.H52]" table:style-name="ce32">
            <text:p>81,8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2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formula="of:=['file://Nas12-03.sanidad.msc/desarrollo/GIV/11%20-%20Torre%20de%20Control/01.%20Informes%20reportados/20211116/20211116_Reporte_GIV_3DOSIS_INE20_Q4_REGULARIZACION_DIANA_v2.xlsx'#INFORME_V3.D53]" table:style-name="ce31">
            <text:p>1.960.774</text:p>
          </table:table-cell>
          <table:table-cell office:value-type="float" office:value="1684980" table:formula="of:=['file://Nas12-03.sanidad.msc/desarrollo/GIV/11%20-%20Torre%20de%20Control/01.%20Informes%20reportados/20211116/20211116_Reporte_GIV_3DOSIS_INE20_Q4_REGULARIZACION_DIANA_v2.xlsx'#INFORME_V3.E53]" table:style-name="ce31">
            <text:p>1.684.980</text:p>
          </table:table-cell>
          <table:table-cell office:value-type="percentage" office:value="0.85934432015112394" table:formula="of:=['file://Nas12-03.sanidad.msc/desarrollo/GIV/11%20-%20Torre%20de%20Control/01.%20Informes%20reportados/20211116/20211116_Reporte_GIV_3DOSIS_INE20_Q4_REGULARIZACION_DIANA_v2.xlsx'#INFORME_V3.F53]" table:style-name="ce32">
            <text:p>85,9%</text:p>
          </table:table-cell>
          <table:table-cell office:value-type="float" office:value="1645837" table:formula="of:=['file://Nas12-03.sanidad.msc/desarrollo/GIV/11%20-%20Torre%20de%20Control/01.%20Informes%20reportados/20211116/20211116_Reporte_GIV_3DOSIS_INE20_Q4_REGULARIZACION_DIANA_v2.xlsx'#INFORME_V3.G53]" table:style-name="ce31">
            <text:p>1.645.837</text:p>
          </table:table-cell>
          <table:table-cell office:value-type="percentage" office:value="0.83938128514555987" table:formula="of:=['file://Nas12-03.sanidad.msc/desarrollo/GIV/11%20-%20Torre%20de%20Control/01.%20Informes%20reportados/20211116/20211116_Reporte_GIV_3DOSIS_INE20_Q4_REGULARIZACION_DIANA_v2.xlsx'#INFORME_V3.H53]" table:style-name="ce32">
            <text:p>83,9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3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formula="of:=['file://Nas12-03.sanidad.msc/desarrollo/GIV/11%20-%20Torre%20de%20Control/01.%20Informes%20reportados/20211116/20211116_Reporte_GIV_3DOSIS_INE20_Q4_REGULARIZACION_DIANA_v2.xlsx'#INFORME_V3.D54]" table:style-name="ce31">
            <text:p>524.127</text:p>
          </table:table-cell>
          <table:table-cell office:value-type="float" office:value="483698" table:formula="of:=['file://Nas12-03.sanidad.msc/desarrollo/GIV/11%20-%20Torre%20de%20Control/01.%20Informes%20reportados/20211116/20211116_Reporte_GIV_3DOSIS_INE20_Q4_REGULARIZACION_DIANA_v2.xlsx'#INFORME_V3.E54]" table:style-name="ce31">
            <text:p>483.698</text:p>
          </table:table-cell>
          <table:table-cell office:value-type="percentage" office:value="0.92286411499502985" table:formula="of:=['file://Nas12-03.sanidad.msc/desarrollo/GIV/11%20-%20Torre%20de%20Control/01.%20Informes%20reportados/20211116/20211116_Reporte_GIV_3DOSIS_INE20_Q4_REGULARIZACION_DIANA_v2.xlsx'#INFORME_V3.F54]" table:style-name="ce32">
            <text:p>92,3%</text:p>
          </table:table-cell>
          <table:table-cell office:value-type="float" office:value="479520" table:formula="of:=['file://Nas12-03.sanidad.msc/desarrollo/GIV/11%20-%20Torre%20de%20Control/01.%20Informes%20reportados/20211116/20211116_Reporte_GIV_3DOSIS_INE20_Q4_REGULARIZACION_DIANA_v2.xlsx'#INFORME_V3.G54]" table:style-name="ce31">
            <text:p>479.520</text:p>
          </table:table-cell>
          <table:table-cell office:value-type="percentage" office:value="0.9148927645398921" table:formula="of:=['file://Nas12-03.sanidad.msc/desarrollo/GIV/11%20-%20Torre%20de%20Control/01.%20Informes%20reportados/20211116/20211116_Reporte_GIV_3DOSIS_INE20_Q4_REGULARIZACION_DIANA_v2.xlsx'#INFORME_V3.H54]" table:style-name="ce32">
            <text:p>91,5%</text:p>
          </table:table-cell>
          <table:table-cell office:value-type="date" office:date-value="2021-11-14T00:00:00" table:formula="of:=['file://Nas12-03.sanidad.msc/desarrollo/GIV/11%20-%20Torre%20de%20Control/01.%20Informes%20reportados/20211116/20211116_Reporte_GIV_3DOSIS_INE20_Q4_REGULARIZACION_DIANA_v2.xlsx'#INFORME_V3.I54]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formula="of:=['file://Nas12-03.sanidad.msc/desarrollo/GIV/11%20-%20Torre%20de%20Control/01.%20Informes%20reportados/20211116/20211116_Reporte_GIV_3DOSIS_INE20_Q4_REGULARIZACION_DIANA_v2.xlsx'#INFORME_V3.D55]" table:style-name="ce31">
            <text:p>2.176.253</text:p>
          </table:table-cell>
          <table:table-cell office:value-type="float" office:value="2008002" table:formula="of:=['file://Nas12-03.sanidad.msc/desarrollo/GIV/11%20-%20Torre%20de%20Control/01.%20Informes%20reportados/20211116/20211116_Reporte_GIV_3DOSIS_INE20_Q4_REGULARIZACION_DIANA_v2.xlsx'#INFORME_V3.E55]" table:style-name="ce31">
            <text:p>2.008.002</text:p>
          </table:table-cell>
          <table:table-cell office:value-type="percentage" office:value="0.92268775735174169" table:formula="of:=['file://Nas12-03.sanidad.msc/desarrollo/GIV/11%20-%20Torre%20de%20Control/01.%20Informes%20reportados/20211116/20211116_Reporte_GIV_3DOSIS_INE20_Q4_REGULARIZACION_DIANA_v2.xlsx'#INFORME_V3.F55]" table:style-name="ce32">
            <text:p>92,3%</text:p>
          </table:table-cell>
          <table:table-cell office:value-type="float" office:value="1971184" table:formula="of:=['file://Nas12-03.sanidad.msc/desarrollo/GIV/11%20-%20Torre%20de%20Control/01.%20Informes%20reportados/20211116/20211116_Reporte_GIV_3DOSIS_INE20_Q4_REGULARIZACION_DIANA_v2.xlsx'#INFORME_V3.G55]" table:style-name="ce31">
            <text:p>1.971.184</text:p>
          </table:table-cell>
          <table:table-cell office:value-type="percentage" office:value="0.90576968762363563" table:formula="of:=['file://Nas12-03.sanidad.msc/desarrollo/GIV/11%20-%20Torre%20de%20Control/01.%20Informes%20reportados/20211116/20211116_Reporte_GIV_3DOSIS_INE20_Q4_REGULARIZACION_DIANA_v2.xlsx'#INFORME_V3.H55]" table:style-name="ce32">
            <text:p>90,6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5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formula="of:=['file://Nas12-03.sanidad.msc/desarrollo/GIV/11%20-%20Torre%20de%20Control/01.%20Informes%20reportados/20211116/20211116_Reporte_GIV_3DOSIS_INE20_Q4_REGULARIZACION_DIANA_v2.xlsx'#INFORME_V3.D56]" table:style-name="ce31">
            <text:p>1.808.784</text:p>
          </table:table-cell>
          <table:table-cell office:value-type="float" office:value="1623150" table:formula="of:=['file://Nas12-03.sanidad.msc/desarrollo/GIV/11%20-%20Torre%20de%20Control/01.%20Informes%20reportados/20211116/20211116_Reporte_GIV_3DOSIS_INE20_Q4_REGULARIZACION_DIANA_v2.xlsx'#INFORME_V3.E56]" table:style-name="ce31">
            <text:p>1.623.150</text:p>
          </table:table-cell>
          <table:table-cell office:value-type="percentage" office:value="0.89737083034790222" table:formula="of:=['file://Nas12-03.sanidad.msc/desarrollo/GIV/11%20-%20Torre%20de%20Control/01.%20Informes%20reportados/20211116/20211116_Reporte_GIV_3DOSIS_INE20_Q4_REGULARIZACION_DIANA_v2.xlsx'#INFORME_V3.F56]" table:style-name="ce32">
            <text:p>89,7%</text:p>
          </table:table-cell>
          <table:table-cell office:value-type="float" office:value="1566432" table:formula="of:=['file://Nas12-03.sanidad.msc/desarrollo/GIV/11%20-%20Torre%20de%20Control/01.%20Informes%20reportados/20211116/20211116_Reporte_GIV_3DOSIS_INE20_Q4_REGULARIZACION_DIANA_v2.xlsx'#INFORME_V3.G56]" table:style-name="ce31">
            <text:p>1.566.432</text:p>
          </table:table-cell>
          <table:table-cell office:value-type="percentage" office:value="0.86601385240028661" table:formula="of:=['file://Nas12-03.sanidad.msc/desarrollo/GIV/11%20-%20Torre%20de%20Control/01.%20Informes%20reportados/20211116/20211116_Reporte_GIV_3DOSIS_INE20_Q4_REGULARIZACION_DIANA_v2.xlsx'#INFORME_V3.H56]" table:style-name="ce32">
            <text:p>86,6%</text:p>
          </table:table-cell>
          <table:table-cell office:value-type="date" office:date-value="2021-11-13T00:00:00" table:formula="of:=['file://Nas12-03.sanidad.msc/desarrollo/GIV/11%20-%20Torre%20de%20Control/01.%20Informes%20reportados/20211116/20211116_Reporte_GIV_3DOSIS_INE20_Q4_REGULARIZACION_DIANA_v2.xlsx'#INFORME_V3.I56]" table:style-name="ce33">
            <text:p>1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formula="of:=['file://Nas12-03.sanidad.msc/desarrollo/GIV/11%20-%20Torre%20de%20Control/01.%20Informes%20reportados/20211116/20211116_Reporte_GIV_3DOSIS_INE20_Q4_REGULARIZACION_DIANA_v2.xlsx'#INFORME_V3.D57]" table:style-name="ce31">
            <text:p>6.868.360</text:p>
          </table:table-cell>
          <table:table-cell office:value-type="float" office:value="6003189" table:formula="of:=['file://Nas12-03.sanidad.msc/desarrollo/GIV/11%20-%20Torre%20de%20Control/01.%20Informes%20reportados/20211116/20211116_Reporte_GIV_3DOSIS_INE20_Q4_REGULARIZACION_DIANA_v2.xlsx'#INFORME_V3.E57]" table:style-name="ce31">
            <text:p>6.003.189</text:p>
          </table:table-cell>
          <table:table-cell office:value-type="percentage" office:value="0.87403528644392547" table:formula="of:=['file://Nas12-03.sanidad.msc/desarrollo/GIV/11%20-%20Torre%20de%20Control/01.%20Informes%20reportados/20211116/20211116_Reporte_GIV_3DOSIS_INE20_Q4_REGULARIZACION_DIANA_v2.xlsx'#INFORME_V3.F57]" table:style-name="ce32">
            <text:p>87,4%</text:p>
          </table:table-cell>
          <table:table-cell office:value-type="float" office:value="5881040" table:formula="of:=['file://Nas12-03.sanidad.msc/desarrollo/GIV/11%20-%20Torre%20de%20Control/01.%20Informes%20reportados/20211116/20211116_Reporte_GIV_3DOSIS_INE20_Q4_REGULARIZACION_DIANA_v2.xlsx'#INFORME_V3.G57]" table:style-name="ce31">
            <text:p>5.881.040</text:p>
          </table:table-cell>
          <table:table-cell office:value-type="percentage" office:value="0.85625098276735645" table:formula="of:=['file://Nas12-03.sanidad.msc/desarrollo/GIV/11%20-%20Torre%20de%20Control/01.%20Informes%20reportados/20211116/20211116_Reporte_GIV_3DOSIS_INE20_Q4_REGULARIZACION_DIANA_v2.xlsx'#INFORME_V3.H57]" table:style-name="ce32">
            <text:p>85,6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7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formula="of:=['file://Nas12-03.sanidad.msc/desarrollo/GIV/11%20-%20Torre%20de%20Control/01.%20Informes%20reportados/20211116/20211116_Reporte_GIV_3DOSIS_INE20_Q4_REGULARIZACION_DIANA_v2.xlsx'#INFORME_V3.D58]" table:style-name="ce31">
            <text:p>4.488.459</text:p>
          </table:table-cell>
          <table:table-cell office:value-type="float" office:value="4085320" table:formula="of:=['file://Nas12-03.sanidad.msc/desarrollo/GIV/11%20-%20Torre%20de%20Control/01.%20Informes%20reportados/20211116/20211116_Reporte_GIV_3DOSIS_INE20_Q4_REGULARIZACION_DIANA_v2.xlsx'#INFORME_V3.E58]" table:style-name="ce31">
            <text:p>4.085.320</text:p>
          </table:table-cell>
          <table:table-cell office:value-type="percentage" office:value="0.91018320541638009" table:formula="of:=['file://Nas12-03.sanidad.msc/desarrollo/GIV/11%20-%20Torre%20de%20Control/01.%20Informes%20reportados/20211116/20211116_Reporte_GIV_3DOSIS_INE20_Q4_REGULARIZACION_DIANA_v2.xlsx'#INFORME_V3.F58]" table:style-name="ce32">
            <text:p>91,0%</text:p>
          </table:table-cell>
          <table:table-cell office:value-type="float" office:value="4021612" table:formula="of:=['file://Nas12-03.sanidad.msc/desarrollo/GIV/11%20-%20Torre%20de%20Control/01.%20Informes%20reportados/20211116/20211116_Reporte_GIV_3DOSIS_INE20_Q4_REGULARIZACION_DIANA_v2.xlsx'#INFORME_V3.G58]" table:style-name="ce31">
            <text:p>4.021.612</text:p>
          </table:table-cell>
          <table:table-cell office:value-type="percentage" office:value="0.89598946988264794" table:formula="of:=['file://Nas12-03.sanidad.msc/desarrollo/GIV/11%20-%20Torre%20de%20Control/01.%20Informes%20reportados/20211116/20211116_Reporte_GIV_3DOSIS_INE20_Q4_REGULARIZACION_DIANA_v2.xlsx'#INFORME_V3.H58]" table:style-name="ce32">
            <text:p>89,6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8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formula="of:=['file://Nas12-03.sanidad.msc/desarrollo/GIV/11%20-%20Torre%20de%20Control/01.%20Informes%20reportados/20211116/20211116_Reporte_GIV_3DOSIS_INE20_Q4_REGULARIZACION_DIANA_v2.xlsx'#INFORME_V3.D59]" table:style-name="ce31">
            <text:p>953.437</text:p>
          </table:table-cell>
          <table:table-cell office:value-type="float" office:value="899906" table:formula="of:=['file://Nas12-03.sanidad.msc/desarrollo/GIV/11%20-%20Torre%20de%20Control/01.%20Informes%20reportados/20211116/20211116_Reporte_GIV_3DOSIS_INE20_Q4_REGULARIZACION_DIANA_v2.xlsx'#INFORME_V3.E59]" table:style-name="ce31">
            <text:p>899.906</text:p>
          </table:table-cell>
          <table:table-cell office:value-type="percentage" office:value="0.94385470670846627" table:formula="of:=['file://Nas12-03.sanidad.msc/desarrollo/GIV/11%20-%20Torre%20de%20Control/01.%20Informes%20reportados/20211116/20211116_Reporte_GIV_3DOSIS_INE20_Q4_REGULARIZACION_DIANA_v2.xlsx'#INFORME_V3.F59]" table:style-name="ce32">
            <text:p>94,4%</text:p>
          </table:table-cell>
          <table:table-cell office:value-type="float" office:value="886149" table:formula="of:=['file://Nas12-03.sanidad.msc/desarrollo/GIV/11%20-%20Torre%20de%20Control/01.%20Informes%20reportados/20211116/20211116_Reporte_GIV_3DOSIS_INE20_Q4_REGULARIZACION_DIANA_v2.xlsx'#INFORME_V3.G59]" table:style-name="ce31">
            <text:p>886.149</text:p>
          </table:table-cell>
          <table:table-cell office:value-type="percentage" office:value="0.92942585613941986" table:formula="of:=['file://Nas12-03.sanidad.msc/desarrollo/GIV/11%20-%20Torre%20de%20Control/01.%20Informes%20reportados/20211116/20211116_Reporte_GIV_3DOSIS_INE20_Q4_REGULARIZACION_DIANA_v2.xlsx'#INFORME_V3.H59]" table:style-name="ce32">
            <text:p>92,9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59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formula="of:=['file://Nas12-03.sanidad.msc/desarrollo/GIV/11%20-%20Torre%20de%20Control/01.%20Informes%20reportados/20211116/20211116_Reporte_GIV_3DOSIS_INE20_Q4_REGULARIZACION_DIANA_v2.xlsx'#INFORME_V3.D60]" table:style-name="ce31">
            <text:p>2.454.497</text:p>
          </table:table-cell>
          <table:table-cell office:value-type="float" office:value="2312889" table:formula="of:=['file://Nas12-03.sanidad.msc/desarrollo/GIV/11%20-%20Torre%20de%20Control/01.%20Informes%20reportados/20211116/20211116_Reporte_GIV_3DOSIS_INE20_Q4_REGULARIZACION_DIANA_v2.xlsx'#INFORME_V3.E60]" table:style-name="ce31">
            <text:p>2.312.889</text:p>
          </table:table-cell>
          <table:table-cell office:value-type="percentage" office:value="0.94230671294362955" table:formula="of:=['file://Nas12-03.sanidad.msc/desarrollo/GIV/11%20-%20Torre%20de%20Control/01.%20Informes%20reportados/20211116/20211116_Reporte_GIV_3DOSIS_INE20_Q4_REGULARIZACION_DIANA_v2.xlsx'#INFORME_V3.F60]" table:style-name="ce32">
            <text:p>94,2%</text:p>
          </table:table-cell>
          <table:table-cell office:value-type="float" office:value="2292728" table:formula="of:=['file://Nas12-03.sanidad.msc/desarrollo/GIV/11%20-%20Torre%20de%20Control/01.%20Informes%20reportados/20211116/20211116_Reporte_GIV_3DOSIS_INE20_Q4_REGULARIZACION_DIANA_v2.xlsx'#INFORME_V3.G60]" table:style-name="ce31">
            <text:p>2.292.728</text:p>
          </table:table-cell>
          <table:table-cell office:value-type="percentage" office:value="0.9340928100543614" table:formula="of:=['file://Nas12-03.sanidad.msc/desarrollo/GIV/11%20-%20Torre%20de%20Control/01.%20Informes%20reportados/20211116/20211116_Reporte_GIV_3DOSIS_INE20_Q4_REGULARIZACION_DIANA_v2.xlsx'#INFORME_V3.H60]" table:style-name="ce32">
            <text:p>93,4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0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formula="of:=['file://Nas12-03.sanidad.msc/desarrollo/GIV/11%20-%20Torre%20de%20Control/01.%20Informes%20reportados/20211116/20211116_Reporte_GIV_3DOSIS_INE20_Q4_REGULARIZACION_DIANA_v2.xlsx'#INFORME_V3.D61]" table:style-name="ce31">
            <text:p>283.970</text:p>
          </table:table-cell>
          <table:table-cell office:value-type="float" office:value="261083" table:formula="of:=['file://Nas12-03.sanidad.msc/desarrollo/GIV/11%20-%20Torre%20de%20Control/01.%20Informes%20reportados/20211116/20211116_Reporte_GIV_3DOSIS_INE20_Q4_REGULARIZACION_DIANA_v2.xlsx'#INFORME_V3.E61]" table:style-name="ce31">
            <text:p>261.083</text:p>
          </table:table-cell>
          <table:table-cell office:value-type="percentage" office:value="0.91940345811177238" table:formula="of:=['file://Nas12-03.sanidad.msc/desarrollo/GIV/11%20-%20Torre%20de%20Control/01.%20Informes%20reportados/20211116/20211116_Reporte_GIV_3DOSIS_INE20_Q4_REGULARIZACION_DIANA_v2.xlsx'#INFORME_V3.F61]" table:style-name="ce32">
            <text:p>91,9%</text:p>
          </table:table-cell>
          <table:table-cell office:value-type="float" office:value="256359" table:formula="of:=['file://Nas12-03.sanidad.msc/desarrollo/GIV/11%20-%20Torre%20de%20Control/01.%20Informes%20reportados/20211116/20211116_Reporte_GIV_3DOSIS_INE20_Q4_REGULARIZACION_DIANA_v2.xlsx'#INFORME_V3.G61]" table:style-name="ce31">
            <text:p>256.359</text:p>
          </table:table-cell>
          <table:table-cell office:value-type="percentage" office:value="0.90276789801739621" table:formula="of:=['file://Nas12-03.sanidad.msc/desarrollo/GIV/11%20-%20Torre%20de%20Control/01.%20Informes%20reportados/20211116/20211116_Reporte_GIV_3DOSIS_INE20_Q4_REGULARIZACION_DIANA_v2.xlsx'#INFORME_V3.H61]" table:style-name="ce32">
            <text:p>90,3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1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formula="of:=['file://Nas12-03.sanidad.msc/desarrollo/GIV/11%20-%20Torre%20de%20Control/01.%20Informes%20reportados/20211116/20211116_Reporte_GIV_3DOSIS_INE20_Q4_REGULARIZACION_DIANA_v2.xlsx'#INFORME_V3.D62]" table:style-name="ce31">
            <text:p>5.977.937</text:p>
          </table:table-cell>
          <table:table-cell office:value-type="float" office:value="5370852" table:formula="of:=['file://Nas12-03.sanidad.msc/desarrollo/GIV/11%20-%20Torre%20de%20Control/01.%20Informes%20reportados/20211116/20211116_Reporte_GIV_3DOSIS_INE20_Q4_REGULARIZACION_DIANA_v2.xlsx'#INFORME_V3.E62]" table:style-name="ce31">
            <text:p>5.370.852</text:p>
          </table:table-cell>
          <table:table-cell office:value-type="percentage" office:value="0.89844573470747513" table:formula="of:=['file://Nas12-03.sanidad.msc/desarrollo/GIV/11%20-%20Torre%20de%20Control/01.%20Informes%20reportados/20211116/20211116_Reporte_GIV_3DOSIS_INE20_Q4_REGULARIZACION_DIANA_v2.xlsx'#INFORME_V3.F62]" table:style-name="ce32">
            <text:p>89,8%</text:p>
          </table:table-cell>
          <table:table-cell office:value-type="float" office:value="5262497" table:formula="of:=['file://Nas12-03.sanidad.msc/desarrollo/GIV/11%20-%20Torre%20de%20Control/01.%20Informes%20reportados/20211116/20211116_Reporte_GIV_3DOSIS_INE20_Q4_REGULARIZACION_DIANA_v2.xlsx'#INFORME_V3.G62]" table:style-name="ce31">
            <text:p>5.262.497</text:p>
          </table:table-cell>
          <table:table-cell office:value-type="percentage" office:value="0.88031991638587026" table:formula="of:=['file://Nas12-03.sanidad.msc/desarrollo/GIV/11%20-%20Torre%20de%20Control/01.%20Informes%20reportados/20211116/20211116_Reporte_GIV_3DOSIS_INE20_Q4_REGULARIZACION_DIANA_v2.xlsx'#INFORME_V3.H62]" table:style-name="ce32">
            <text:p>88,0%</text:p>
          </table:table-cell>
          <table:table-cell office:value-type="date" office:date-value="2021-11-14T00:00:00" table:formula="of:=['file://Nas12-03.sanidad.msc/desarrollo/GIV/11%20-%20Torre%20de%20Control/01.%20Informes%20reportados/20211116/20211116_Reporte_GIV_3DOSIS_INE20_Q4_REGULARIZACION_DIANA_v2.xlsx'#INFORME_V3.I62]" table:style-name="ce33">
            <text:p>14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formula="of:=['file://Nas12-03.sanidad.msc/desarrollo/GIV/11%20-%20Torre%20de%20Control/01.%20Informes%20reportados/20211116/20211116_Reporte_GIV_3DOSIS_INE20_Q4_REGULARIZACION_DIANA_v2.xlsx'#INFORME_V3.D63]" table:style-name="ce31">
            <text:p>1.310.137</text:p>
          </table:table-cell>
          <table:table-cell office:value-type="float" office:value="1196712" table:formula="of:=['file://Nas12-03.sanidad.msc/desarrollo/GIV/11%20-%20Torre%20de%20Control/01.%20Informes%20reportados/20211116/20211116_Reporte_GIV_3DOSIS_INE20_Q4_REGULARIZACION_DIANA_v2.xlsx'#INFORME_V3.E63]" table:style-name="ce31">
            <text:p>1.196.712</text:p>
          </table:table-cell>
          <table:table-cell office:value-type="percentage" office:value="0.91342508455222626" table:formula="of:=['file://Nas12-03.sanidad.msc/desarrollo/GIV/11%20-%20Torre%20de%20Control/01.%20Informes%20reportados/20211116/20211116_Reporte_GIV_3DOSIS_INE20_Q4_REGULARIZACION_DIANA_v2.xlsx'#INFORME_V3.F63]" table:style-name="ce32">
            <text:p>91,3%</text:p>
          </table:table-cell>
          <table:table-cell office:value-type="float" office:value="1166834" table:formula="of:=['file://Nas12-03.sanidad.msc/desarrollo/GIV/11%20-%20Torre%20de%20Control/01.%20Informes%20reportados/20211116/20211116_Reporte_GIV_3DOSIS_INE20_Q4_REGULARIZACION_DIANA_v2.xlsx'#INFORME_V3.G63]" table:style-name="ce31">
            <text:p>1.166.834</text:p>
          </table:table-cell>
          <table:table-cell office:value-type="percentage" office:value="0.8906198359408215" table:formula="of:=['file://Nas12-03.sanidad.msc/desarrollo/GIV/11%20-%20Torre%20de%20Control/01.%20Informes%20reportados/20211116/20211116_Reporte_GIV_3DOSIS_INE20_Q4_REGULARIZACION_DIANA_v2.xlsx'#INFORME_V3.H63]" table:style-name="ce32">
            <text:p>89,1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3]" table:style-name="ce33">
            <text:p>1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formula="of:=['file://Nas12-03.sanidad.msc/desarrollo/GIV/11%20-%20Torre%20de%20Control/01.%20Informes%20reportados/20211116/20211116_Reporte_GIV_3DOSIS_INE20_Q4_REGULARIZACION_DIANA_v2.xlsx'#INFORME_V3.D64]" table:style-name="ce31">
            <text:p>581.354</text:p>
          </table:table-cell>
          <table:table-cell office:value-type="float" office:value="529036" table:formula="of:=['file://Nas12-03.sanidad.msc/desarrollo/GIV/11%20-%20Torre%20de%20Control/01.%20Informes%20reportados/20211116/20211116_Reporte_GIV_3DOSIS_INE20_Q4_REGULARIZACION_DIANA_v2.xlsx'#INFORME_V3.E64]" table:style-name="ce31">
            <text:p>529.036</text:p>
          </table:table-cell>
          <table:table-cell office:value-type="percentage" office:value="0.91000663967221351" table:formula="of:=['file://Nas12-03.sanidad.msc/desarrollo/GIV/11%20-%20Torre%20de%20Control/01.%20Informes%20reportados/20211116/20211116_Reporte_GIV_3DOSIS_INE20_Q4_REGULARIZACION_DIANA_v2.xlsx'#INFORME_V3.F64]" table:style-name="ce32">
            <text:p>91,0%</text:p>
          </table:table-cell>
          <table:table-cell office:value-type="float" office:value="523021" table:formula="of:=['file://Nas12-03.sanidad.msc/desarrollo/GIV/11%20-%20Torre%20de%20Control/01.%20Informes%20reportados/20211116/20211116_Reporte_GIV_3DOSIS_INE20_Q4_REGULARIZACION_DIANA_v2.xlsx'#INFORME_V3.G64]" table:style-name="ce31">
            <text:p>523.021</text:p>
          </table:table-cell>
          <table:table-cell office:value-type="percentage" office:value="0.89966010382658412" table:formula="of:=['file://Nas12-03.sanidad.msc/desarrollo/GIV/11%20-%20Torre%20de%20Control/01.%20Informes%20reportados/20211116/20211116_Reporte_GIV_3DOSIS_INE20_Q4_REGULARIZACION_DIANA_v2.xlsx'#INFORME_V3.H64]" table:style-name="ce32">
            <text:p>90,0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4]" table:style-name="ce33">
            <text:p>1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formula="of:=['file://Nas12-03.sanidad.msc/desarrollo/GIV/11%20-%20Torre%20de%20Control/01.%20Informes%20reportados/20211116/20211116_Reporte_GIV_3DOSIS_INE20_Q4_REGULARIZACION_DIANA_v2.xlsx'#INFORME_V3.D65]" table:style-name="ce31">
            <text:p>1.983.943</text:p>
          </table:table-cell>
          <table:table-cell office:value-type="float" office:value="1817581" table:formula="of:=['file://Nas12-03.sanidad.msc/desarrollo/GIV/11%20-%20Torre%20de%20Control/01.%20Informes%20reportados/20211116/20211116_Reporte_GIV_3DOSIS_INE20_Q4_REGULARIZACION_DIANA_v2.xlsx'#INFORME_V3.E65]" table:style-name="ce31">
            <text:p>1.817.581</text:p>
          </table:table-cell>
          <table:table-cell office:value-type="percentage" office:value="0.91614577636555083" table:formula="of:=['file://Nas12-03.sanidad.msc/desarrollo/GIV/11%20-%20Torre%20de%20Control/01.%20Informes%20reportados/20211116/20211116_Reporte_GIV_3DOSIS_INE20_Q4_REGULARIZACION_DIANA_v2.xlsx'#INFORME_V3.F65]" table:style-name="ce32">
            <text:p>91,6%</text:p>
          </table:table-cell>
          <table:table-cell office:value-type="float" office:value="1787318" table:formula="of:=['file://Nas12-03.sanidad.msc/desarrollo/GIV/11%20-%20Torre%20de%20Control/01.%20Informes%20reportados/20211116/20211116_Reporte_GIV_3DOSIS_INE20_Q4_REGULARIZACION_DIANA_v2.xlsx'#INFORME_V3.G65]" table:style-name="ce31">
            <text:p>1.787.318</text:p>
          </table:table-cell>
          <table:table-cell office:value-type="percentage" office:value="0.90089180989574802" table:formula="of:=['file://Nas12-03.sanidad.msc/desarrollo/GIV/11%20-%20Torre%20de%20Control/01.%20Informes%20reportados/20211116/20211116_Reporte_GIV_3DOSIS_INE20_Q4_REGULARIZACION_DIANA_v2.xlsx'#INFORME_V3.H65]" table:style-name="ce32">
            <text:p>90,1%</text:p>
          </table:table-cell>
          <table:table-cell office:value-type="date" office:date-value="2021-11-14T00:00:00" table:formula="of:=['file://Nas12-03.sanidad.msc/desarrollo/GIV/11%20-%20Torre%20de%20Control/01.%20Informes%20reportados/20211116/20211116_Reporte_GIV_3DOSIS_INE20_Q4_REGULARIZACION_DIANA_v2.xlsx'#INFORME_V3.I65]" table:style-name="ce33">
            <text:p>1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formula="of:=['file://Nas12-03.sanidad.msc/desarrollo/GIV/11%20-%20Torre%20de%20Control/01.%20Informes%20reportados/20211116/20211116_Reporte_GIV_3DOSIS_INE20_Q4_REGULARIZACION_DIANA_v2.xlsx'#INFORME_V3.D66]" table:style-name="ce31">
            <text:p>70.965</text:p>
          </table:table-cell>
          <table:table-cell office:value-type="float" office:value="62983" table:formula="of:=['file://Nas12-03.sanidad.msc/desarrollo/GIV/11%20-%20Torre%20de%20Control/01.%20Informes%20reportados/20211116/20211116_Reporte_GIV_3DOSIS_INE20_Q4_REGULARIZACION_DIANA_v2.xlsx'#INFORME_V3.E66]" table:style-name="ce31">
            <text:p>62.983</text:p>
          </table:table-cell>
          <table:table-cell office:value-type="percentage" office:value="0.88752201789614604" table:formula="of:=['file://Nas12-03.sanidad.msc/desarrollo/GIV/11%20-%20Torre%20de%20Control/01.%20Informes%20reportados/20211116/20211116_Reporte_GIV_3DOSIS_INE20_Q4_REGULARIZACION_DIANA_v2.xlsx'#INFORME_V3.F66]" table:style-name="ce32">
            <text:p>88,8%</text:p>
          </table:table-cell>
          <table:table-cell office:value-type="float" office:value="60427" table:formula="of:=['file://Nas12-03.sanidad.msc/desarrollo/GIV/11%20-%20Torre%20de%20Control/01.%20Informes%20reportados/20211116/20211116_Reporte_GIV_3DOSIS_INE20_Q4_REGULARIZACION_DIANA_v2.xlsx'#INFORME_V3.G66]" table:style-name="ce31">
            <text:p>60.427</text:p>
          </table:table-cell>
          <table:table-cell office:value-type="percentage" office:value="0.85150426266469381" table:formula="of:=['file://Nas12-03.sanidad.msc/desarrollo/GIV/11%20-%20Torre%20de%20Control/01.%20Informes%20reportados/20211116/20211116_Reporte_GIV_3DOSIS_INE20_Q4_REGULARIZACION_DIANA_v2.xlsx'#INFORME_V3.H66]" table:style-name="ce32">
            <text:p>85,2%</text:p>
          </table:table-cell>
          <table:table-cell office:value-type="date" office:date-value="2021-11-12T00:00:00" table:formula="of:=['file://Nas12-03.sanidad.msc/desarrollo/GIV/11%20-%20Torre%20de%20Control/01.%20Informes%20reportados/20211116/20211116_Reporte_GIV_3DOSIS_INE20_Q4_REGULARIZACION_DIANA_v2.xlsx'#INFORME_V3.I66]" table:style-name="ce33">
            <text:p>1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formula="of:=['file://Nas12-03.sanidad.msc/desarrollo/GIV/11%20-%20Torre%20de%20Control/01.%20Informes%20reportados/20211116/20211116_Reporte_GIV_3DOSIS_INE20_Q4_REGULARIZACION_DIANA_v2.xlsx'#INFORME_V3.D67]" table:style-name="ce31">
            <text:p>70.927</text:p>
          </table:table-cell>
          <table:table-cell office:value-type="float" office:value="58158" table:formula="of:=['file://Nas12-03.sanidad.msc/desarrollo/GIV/11%20-%20Torre%20de%20Control/01.%20Informes%20reportados/20211116/20211116_Reporte_GIV_3DOSIS_INE20_Q4_REGULARIZACION_DIANA_v2.xlsx'#INFORME_V3.E67]" table:style-name="ce31">
            <text:p>58.158</text:p>
          </table:table-cell>
          <table:table-cell office:value-type="percentage" office:value="0.819969828133151" table:formula="of:=['file://Nas12-03.sanidad.msc/desarrollo/GIV/11%20-%20Torre%20de%20Control/01.%20Informes%20reportados/20211116/20211116_Reporte_GIV_3DOSIS_INE20_Q4_REGULARIZACION_DIANA_v2.xlsx'#INFORME_V3.F67]" table:style-name="ce32">
            <text:p>82,0%</text:p>
          </table:table-cell>
          <table:table-cell office:value-type="float" office:value="55595" table:formula="of:=['file://Nas12-03.sanidad.msc/desarrollo/GIV/11%20-%20Torre%20de%20Control/01.%20Informes%20reportados/20211116/20211116_Reporte_GIV_3DOSIS_INE20_Q4_REGULARIZACION_DIANA_v2.xlsx'#INFORME_V3.G67]" table:style-name="ce31">
            <text:p>55.595</text:p>
          </table:table-cell>
          <table:table-cell office:value-type="percentage" office:value="0.78383408293033685" table:formula="of:=['file://Nas12-03.sanidad.msc/desarrollo/GIV/11%20-%20Torre%20de%20Control/01.%20Informes%20reportados/20211116/20211116_Reporte_GIV_3DOSIS_INE20_Q4_REGULARIZACION_DIANA_v2.xlsx'#INFORME_V3.H67]" table:style-name="ce32">
            <text:p>78,4%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7]" table:style-name="ce33">
            <text:p>1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D68]" table:style-name="ce31">
            <text:p>-</text:p>
          </table:table-cell>
          <table:table-cell office:value-type="float" office:value="95173" table:formula="of:=['file://Nas12-03.sanidad.msc/desarrollo/GIV/11%20-%20Torre%20de%20Control/01.%20Informes%20reportados/20211116/20211116_Reporte_GIV_3DOSIS_INE20_Q4_REGULARIZACION_DIANA_v2.xlsx'#INFORME_V3.E68]" table:style-name="ce31">
            <text:p>95.173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F68]" table:style-name="ce32">
            <text:p>-</text:p>
          </table:table-cell>
          <table:table-cell office:value-type="float" office:value="89007" table:formula="of:=['file://Nas12-03.sanidad.msc/desarrollo/GIV/11%20-%20Torre%20de%20Control/01.%20Informes%20reportados/20211116/20211116_Reporte_GIV_3DOSIS_INE20_Q4_REGULARIZACION_DIANA_v2.xlsx'#INFORME_V3.G68]" table:style-name="ce31">
            <text:p>89.007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H68]" table:style-name="ce32">
            <text:p>-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8]" table:style-name="ce33">
            <text:p>1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D69]" table:style-name="ce31">
            <text:p>-</text:p>
          </table:table-cell>
          <table:table-cell office:value-type="float" office:value="5621" table:formula="of:=['file://Nas12-03.sanidad.msc/desarrollo/GIV/11%20-%20Torre%20de%20Control/01.%20Informes%20reportados/20211116/20211116_Reporte_GIV_3DOSIS_INE20_Q4_REGULARIZACION_DIANA_v2.xlsx'#INFORME_V3.E69]" table:style-name="ce31">
            <text:p>5.621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F69]" table:style-name="ce32">
            <text:p>-</text:p>
          </table:table-cell>
          <table:table-cell office:value-type="float" office:value="5442" table:formula="of:=['file://Nas12-03.sanidad.msc/desarrollo/GIV/11%20-%20Torre%20de%20Control/01.%20Informes%20reportados/20211116/20211116_Reporte_GIV_3DOSIS_INE20_Q4_REGULARIZACION_DIANA_v2.xlsx'#INFORME_V3.G69]" table:style-name="ce31">
            <text:p>5.442</text:p>
          </table:table-cell>
          <table:table-cell office:value-type="string" office:string-value="-" table:formula="of:=['file://Nas12-03.sanidad.msc/desarrollo/GIV/11%20-%20Torre%20de%20Control/01.%20Informes%20reportados/20211116/20211116_Reporte_GIV_3DOSIS_INE20_Q4_REGULARIZACION_DIANA_v2.xlsx'#INFORME_V3.H69]" table:style-name="ce32">
            <text:p>-</text:p>
          </table:table-cell>
          <table:table-cell office:value-type="date" office:date-value="2021-11-15T00:00:00" table:formula="of:=['file://Nas12-03.sanidad.msc/desarrollo/GIV/11%20-%20Torre%20de%20Control/01.%20Informes%20reportados/20211116/20211116_Reporte_GIV_3DOSIS_INE20_Q4_REGULARIZACION_DIANA_v2.xlsx'#INFORME_V3.I69]" table:style-name="ce33">
            <text:p>1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formula="of:=['file://Nas12-03.sanidad.msc/desarrollo/GIV/11%20-%20Torre%20de%20Control/01.%20Informes%20reportados/20211116/20211116_Reporte_GIV_3DOSIS_INE20_Q4_REGULARIZACION_DIANA_v2.xlsx'#INFORME_V3.D70]" table:style-name="ce34">
            <text:p>42.119.827</text:p>
          </table:table-cell>
          <table:table-cell office:value-type="float" office:value="38171026" table:formula="of:=['file://Nas12-03.sanidad.msc/desarrollo/GIV/11%20-%20Torre%20de%20Control/01.%20Informes%20reportados/20211116/20211116_Reporte_GIV_3DOSIS_INE20_Q4_REGULARIZACION_DIANA_v2.xlsx'#INFORME_V3.E70]" table:style-name="ce34">
            <text:p>38.171.026</text:p>
          </table:table-cell>
          <table:table-cell office:value-type="percentage" office:value="0.90624840410669305" table:formula="of:=['file://Nas12-03.sanidad.msc/desarrollo/GIV/11%20-%20Torre%20de%20Control/01.%20Informes%20reportados/20211116/20211116_Reporte_GIV_3DOSIS_INE20_Q4_REGULARIZACION_DIANA_v2.xlsx'#INFORME_V3.F70]" table:style-name="ce24">
            <text:p>90,6%</text:p>
          </table:table-cell>
          <table:table-cell office:value-type="float" office:value="37480526" table:formula="of:=['file://Nas12-03.sanidad.msc/desarrollo/GIV/11%20-%20Torre%20de%20Control/01.%20Informes%20reportados/20211116/20211116_Reporte_GIV_3DOSIS_INE20_Q4_REGULARIZACION_DIANA_v2.xlsx'#INFORME_V3.G70]" table:style-name="ce34">
            <text:p>37.480.526</text:p>
          </table:table-cell>
          <table:table-cell office:value-type="percentage" office:value="0.88985469954565577" table:formula="of:=['file://Nas12-03.sanidad.msc/desarrollo/GIV/11%20-%20Torre%20de%20Control/01.%20Informes%20reportados/20211116/20211116_Reporte_GIV_3DOSIS_INE20_Q4_REGULARIZACION_DIANA_v2.xlsx'#INFORME_V3.H70]" table:style-name="ce24">
            <text:p>89,0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79" table:style-name="ce43">
            <text:p>434.079</text:p>
          </table:table-cell>
          <table:table-cell office:value-type="percentage" office:value="1" table:style-name="ce44">
            <text:p>100,0%</text:p>
          </table:table-cell>
          <table:table-cell office:value-type="float" office:value="654066" table:style-name="ce43">
            <text:p>654.066</text:p>
          </table:table-cell>
          <table:table-cell office:value-type="percentage" office:value="1" table:style-name="ce44">
            <text:p>100,0%</text:p>
          </table:table-cell>
          <table:table-cell office:value-type="float" office:value="930169" table:style-name="ce43">
            <text:p>930.169</text:p>
          </table:table-cell>
          <table:table-cell office:value-type="percentage" office:value="1" table:style-name="ce44">
            <text:p>100,0%</text:p>
          </table:table-cell>
          <table:table-cell office:value-type="float" office:value="1217255" table:style-name="ce43">
            <text:p>1.217.255</text:p>
          </table:table-cell>
          <table:table-cell office:value-type="percentage" office:value="0.96224094303572827" table:style-name="ce44">
            <text:p>96,2%</text:p>
          </table:table-cell>
          <table:table-cell office:value-type="float" office:value="1253491" table:style-name="ce43">
            <text:p>1.253.491</text:p>
          </table:table-cell>
          <table:table-cell office:value-type="percentage" office:value="0.90497316466370281" table:style-name="ce44">
            <text:p>90,5%</text:p>
          </table:table-cell>
          <table:table-cell office:value-type="float" office:value="933802" table:style-name="ce43">
            <text:p>933.802</text:p>
          </table:table-cell>
          <table:table-cell office:value-type="percentage" office:value="0.81896866999878093" table:style-name="ce44">
            <text:p>81,9%</text:p>
          </table:table-cell>
          <table:table-cell office:value-type="float" office:value="771309" table:style-name="ce43">
            <text:p>771.309</text:p>
          </table:table-cell>
          <table:table-cell office:value-type="percentage" office:value="0.83055050652975426" table:style-name="ce44">
            <text:p>83,1%</text:p>
          </table:table-cell>
          <table:table-cell office:value-type="float" office:value="672623" table:style-name="ce43">
            <text:p>672.623</text:p>
          </table:table-cell>
          <table:table-cell office:value-type="percentage" office:value="0.89336797240562249" table:style-name="ce44">
            <text:p>89,3%</text:p>
          </table:table-cell>
          <table:table-cell office:value-type="float" office:value="6866794" table:style-name="ce43">
            <text:p>6.866.79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147303231693611" table:style-name="ce44">
            <text:p>92,1%</text:p>
          </table:table-cell>
          <table:table-cell office:value-type="percentage" office:value="0.81125479374760989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60" table:style-name="ce46">
            <text:p>101.360</text:p>
          </table:table-cell>
          <table:table-cell office:value-type="percentage" office:value="1" table:style-name="ce47">
            <text:p>100,0%</text:p>
          </table:table-cell>
          <table:table-cell office:value-type="float" office:value="119356" table:style-name="ce46">
            <text:p>119.356</text:p>
          </table:table-cell>
          <table:table-cell office:value-type="percentage" office:value="1" table:style-name="ce47">
            <text:p>100,0%</text:p>
          </table:table-cell>
          <table:table-cell office:value-type="float" office:value="154664" table:style-name="ce46">
            <text:p>154.664</text:p>
          </table:table-cell>
          <table:table-cell office:value-type="percentage" office:value="0.98910895521433551" table:style-name="ce47">
            <text:p>98,9%</text:p>
          </table:table-cell>
          <table:table-cell office:value-type="float" office:value="186223" table:style-name="ce46">
            <text:p>186.223</text:p>
          </table:table-cell>
          <table:table-cell office:value-type="percentage" office:value="0.93925837006849389" table:style-name="ce47">
            <text:p>93,9%</text:p>
          </table:table-cell>
          <table:table-cell office:value-type="float" office:value="188248" table:style-name="ce46">
            <text:p>188.248</text:p>
          </table:table-cell>
          <table:table-cell office:value-type="percentage" office:value="0.87580428299595703" table:style-name="ce47">
            <text:p>87,6%</text:p>
          </table:table-cell>
          <table:table-cell office:value-type="float" office:value="126223" table:style-name="ce46">
            <text:p>126.223</text:p>
          </table:table-cell>
          <table:table-cell office:value-type="percentage" office:value="0.76831257684769239" table:style-name="ce47">
            <text:p>76,8%</text:p>
          </table:table-cell>
          <table:table-cell office:value-type="float" office:value="104489" table:style-name="ce46">
            <text:p>104.489</text:p>
          </table:table-cell>
          <table:table-cell office:value-type="percentage" office:value="0.80128986740899222" table:style-name="ce47">
            <text:p>80,1%</text:p>
          </table:table-cell>
          <table:table-cell office:value-type="float" office:value="88572" table:style-name="ce46">
            <text:p>88.572</text:p>
          </table:table-cell>
          <table:table-cell office:value-type="percentage" office:value="0.85901327721149467" table:style-name="ce47">
            <text:p>85,9%</text:p>
          </table:table-cell>
          <table:table-cell office:value-type="float" office:value="1069135" table:style-name="ce46">
            <text:p>1.069.135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212161662731805" table:style-name="ce47">
            <text:p>90,2%</text:p>
          </table:table-cell>
          <table:table-cell office:value-type="percentage" office:value="0.80422915455272381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4" table:style-name="ce46">
            <text:p>89.02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79" table:style-name="ce46">
            <text:p>148.279</text:p>
          </table:table-cell>
          <table:table-cell office:value-type="percentage" office:value="0.99082538155186695" table:style-name="ce47">
            <text:p>99,1%</text:p>
          </table:table-cell>
          <table:table-cell office:value-type="float" office:value="153295" table:style-name="ce46">
            <text:p>153.295</text:p>
          </table:table-cell>
          <table:table-cell office:value-type="percentage" office:value="0.94251283470134339" table:style-name="ce47">
            <text:p>94,3%</text:p>
          </table:table-cell>
          <table:table-cell office:value-type="float" office:value="150836" table:style-name="ce46">
            <text:p>150.836</text:p>
          </table:table-cell>
          <table:table-cell office:value-type="percentage" office:value="0.9032474415095243" table:style-name="ce47">
            <text:p>90,3%</text:p>
          </table:table-cell>
          <table:table-cell office:value-type="float" office:value="91211" table:style-name="ce46">
            <text:p>91.211</text:p>
          </table:table-cell>
          <table:table-cell office:value-type="percentage" office:value="0.79694367021694879" table:style-name="ce47">
            <text:p>79,7%</text:p>
          </table:table-cell>
          <table:table-cell office:value-type="float" office:value="66872" table:style-name="ce46">
            <text:p>66.872</text:p>
          </table:table-cell>
          <table:table-cell office:value-type="percentage" office:value="0.84529332204118268" table:style-name="ce47">
            <text:p>84,5%</text:p>
          </table:table-cell>
          <table:table-cell office:value-type="float" office:value="60703" table:style-name="ce46">
            <text:p>60.703</text:p>
          </table:table-cell>
          <table:table-cell office:value-type="percentage" office:value="0.94848437500000005" table:style-name="ce47">
            <text:p>94,8%</text:p>
          </table:table-cell>
          <table:table-cell office:value-type="float" office:value="874610" table:style-name="ce46">
            <text:p>874.61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48647056996959" table:style-name="ce47">
            <text:p>93,6%</text:p>
          </table:table-cell>
          <table:table-cell office:value-type="percentage" office:value="0.85848423218268055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38" table:style-name="ce46">
            <text:p>51.538</text:p>
          </table:table-cell>
          <table:table-cell office:value-type="percentage" office:value="1" table:style-name="ce47">
            <text:p>100,0%</text:p>
          </table:table-cell>
          <table:table-cell office:value-type="float" office:value="79351" table:style-name="ce46">
            <text:p>79.351</text:p>
          </table:table-cell>
          <table:table-cell office:value-type="percentage" office:value="0.98553082617119581" table:style-name="ce47">
            <text:p>98,6%</text:p>
          </table:table-cell>
          <table:table-cell office:value-type="float" office:value="110558" table:style-name="ce46">
            <text:p>110.558</text:p>
          </table:table-cell>
          <table:table-cell office:value-type="percentage" office:value="0.94307819604029652" table:style-name="ce47">
            <text:p>94,3%</text:p>
          </table:table-cell>
          <table:table-cell office:value-type="float" office:value="150685" table:style-name="ce46">
            <text:p>150.685</text:p>
          </table:table-cell>
          <table:table-cell office:value-type="percentage" office:value="0.90885239178030963" table:style-name="ce47">
            <text:p>90,9%</text:p>
          </table:table-cell>
          <table:table-cell office:value-type="float" office:value="168435" table:style-name="ce46">
            <text:p>168.435</text:p>
          </table:table-cell>
          <table:table-cell office:value-type="percentage" office:value="0.81696350619870783" table:style-name="ce47">
            <text:p>81,7%</text:p>
          </table:table-cell>
          <table:table-cell office:value-type="float" office:value="127864" table:style-name="ce46">
            <text:p>127.864</text:p>
          </table:table-cell>
          <table:table-cell office:value-type="percentage" office:value="0.70182834120985582" table:style-name="ce47">
            <text:p>70,2%</text:p>
          </table:table-cell>
          <table:table-cell office:value-type="float" office:value="98288" table:style-name="ce46">
            <text:p>98.288</text:p>
          </table:table-cell>
          <table:table-cell office:value-type="percentage" office:value="0.71253135375737631" table:style-name="ce47">
            <text:p>71,3%</text:p>
          </table:table-cell>
          <table:table-cell office:value-type="float" office:value="75435" table:style-name="ce46">
            <text:p>75.435</text:p>
          </table:table-cell>
          <table:table-cell office:value-type="percentage" office:value="0.79006074570590701" table:style-name="ce47">
            <text:p>79,0%</text:p>
          </table:table-cell>
          <table:table-cell office:value-type="float" office:value="862154" table:style-name="ce46">
            <text:p>862.1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310608996131874" table:style-name="ce47">
            <text:p>83,3%</text:p>
          </table:table-cell>
          <table:table-cell office:value-type="percentage" office:value="0.73591323579245493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69" table:style-name="ce46">
            <text:p>93.169</text:p>
          </table:table-cell>
          <table:table-cell office:value-type="percentage" office:value="1" table:style-name="ce47">
            <text:p>100,0%</text:p>
          </table:table-cell>
          <table:table-cell office:value-type="float" office:value="151609" table:style-name="ce46">
            <text:p>151.609</text:p>
          </table:table-cell>
          <table:table-cell office:value-type="percentage" office:value="0.98109117264497092" table:style-name="ce47">
            <text:p>98,1%</text:p>
          </table:table-cell>
          <table:table-cell office:value-type="float" office:value="224819" table:style-name="ce46">
            <text:p>224.819</text:p>
          </table:table-cell>
          <table:table-cell office:value-type="percentage" office:value="0.95630221360148371" table:style-name="ce47">
            <text:p>95,6%</text:p>
          </table:table-cell>
          <table:table-cell office:value-type="float" office:value="321222" table:style-name="ce46">
            <text:p>321.222</text:p>
          </table:table-cell>
          <table:table-cell office:value-type="percentage" office:value="0.91643652713744461" table:style-name="ce47">
            <text:p>91,6%</text:p>
          </table:table-cell>
          <table:table-cell office:value-type="float" office:value="318750" table:style-name="ce46">
            <text:p>318.750</text:p>
          </table:table-cell>
          <table:table-cell office:value-type="percentage" office:value="0.82168156649240576" table:style-name="ce47">
            <text:p>82,2%</text:p>
          </table:table-cell>
          <table:table-cell office:value-type="float" office:value="230771" table:style-name="ce46">
            <text:p>230.771</text:p>
          </table:table-cell>
          <table:table-cell office:value-type="percentage" office:value="0.74218644471173945" table:style-name="ce47">
            <text:p>74,2%</text:p>
          </table:table-cell>
          <table:table-cell office:value-type="float" office:value="189703" table:style-name="ce46">
            <text:p>189.703</text:p>
          </table:table-cell>
          <table:table-cell office:value-type="percentage" office:value="0.75354322576544797" table:style-name="ce47">
            <text:p>75,4%</text:p>
          </table:table-cell>
          <table:table-cell office:value-type="float" office:value="154937" table:style-name="ce46">
            <text:p>154.937</text:p>
          </table:table-cell>
          <table:table-cell office:value-type="percentage" office:value="0.86173295438744801" table:style-name="ce47">
            <text:p>86,2%</text:p>
          </table:table-cell>
          <table:table-cell office:value-type="float" office:value="1684980" table:style-name="ce46">
            <text:p>1.684.98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934432015112394" table:style-name="ce47">
            <text:p>85,9%</text:p>
          </table:table-cell>
          <table:table-cell office:value-type="percentage" office:value="0.77436450804061852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68" table:style-name="ce46">
            <text:p>42.368</text:p>
          </table:table-cell>
          <table:table-cell office:value-type="percentage" office:value="1" table:style-name="ce47">
            <text:p>100,0%</text:p>
          </table:table-cell>
          <table:table-cell office:value-type="float" office:value="55969" table:style-name="ce46">
            <text:p>55.969</text:p>
          </table:table-cell>
          <table:table-cell office:value-type="percentage" office:value="1" table:style-name="ce47">
            <text:p>100,0%</text:p>
          </table:table-cell>
          <table:table-cell office:value-type="float" office:value="76751" table:style-name="ce46">
            <text:p>76.751</text:p>
          </table:table-cell>
          <table:table-cell office:value-type="percentage" office:value="0.99232012411920612" table:style-name="ce47">
            <text:p>99,2%</text:p>
          </table:table-cell>
          <table:table-cell office:value-type="float" office:value="84384" table:style-name="ce46">
            <text:p>84.384</text:p>
          </table:table-cell>
          <table:table-cell office:value-type="percentage" office:value="0.93797519007603036" table:style-name="ce47">
            <text:p>93,8%</text:p>
          </table:table-cell>
          <table:table-cell office:value-type="float" office:value="88175" table:style-name="ce46">
            <text:p>88.175</text:p>
          </table:table-cell>
          <table:table-cell office:value-type="percentage" office:value="0.90187073612290192" table:style-name="ce47">
            <text:p>90,2%</text:p>
          </table:table-cell>
          <table:table-cell office:value-type="float" office:value="54915" table:style-name="ce46">
            <text:p>54.915</text:p>
          </table:table-cell>
          <table:table-cell office:value-type="percentage" office:value="0.77923460048529225" table:style-name="ce47">
            <text:p>77,9%</text:p>
          </table:table-cell>
          <table:table-cell office:value-type="float" office:value="41419" table:style-name="ce46">
            <text:p>41.419</text:p>
          </table:table-cell>
          <table:table-cell office:value-type="percentage" office:value="0.82009702009702012" table:style-name="ce47">
            <text:p>82,0%</text:p>
          </table:table-cell>
          <table:table-cell office:value-type="float" office:value="39717" table:style-name="ce46">
            <text:p>39.717</text:p>
          </table:table-cell>
          <table:table-cell office:value-type="percentage" office:value="0.90341878397743558" table:style-name="ce47">
            <text:p>90,3%</text:p>
          </table:table-cell>
          <table:table-cell office:value-type="float" office:value="483698" table:style-name="ce46">
            <text:p>483.69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86411499502985" table:style-name="ce47">
            <text:p>92,3%</text:p>
          </table:table-cell>
          <table:table-cell office:value-type="percentage" office:value="0.82980588603631811" table:style-name="ce47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57" table:style-name="ce46">
            <text:p>229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50820" table:style-name="ce46">
            <text:p>250.820</text:p>
          </table:table-cell>
          <table:table-cell office:value-type="percentage" office:value="1" table:style-name="ce47">
            <text:p>100,0%</text:p>
          </table:table-cell>
          <table:table-cell office:value-type="float" office:value="320795" table:style-name="ce46">
            <text:p>320.795</text:p>
          </table:table-cell>
          <table:table-cell office:value-type="percentage" office:value="1" table:style-name="ce47">
            <text:p>100,0%</text:p>
          </table:table-cell>
          <table:table-cell office:value-type="float" office:value="353368" table:style-name="ce46">
            <text:p>353.368</text:p>
          </table:table-cell>
          <table:table-cell office:value-type="percentage" office:value="0.92704925559126383" table:style-name="ce47">
            <text:p>92,7%</text:p>
          </table:table-cell>
          <table:table-cell office:value-type="float" office:value="321109" table:style-name="ce46">
            <text:p>321.109</text:p>
          </table:table-cell>
          <table:table-cell office:value-type="percentage" office:value="0.88385516301729949" table:style-name="ce47">
            <text:p>88,4%</text:p>
          </table:table-cell>
          <table:table-cell office:value-type="float" office:value="213249" table:style-name="ce46">
            <text:p>213.249</text:p>
          </table:table-cell>
          <table:table-cell office:value-type="percentage" office:value="0.79635002968821766" table:style-name="ce47">
            <text:p>79,6%</text:p>
          </table:table-cell>
          <table:table-cell office:value-type="float" office:value="174067" table:style-name="ce46">
            <text:p>174.067</text:p>
          </table:table-cell>
          <table:table-cell office:value-type="percentage" office:value="0.82493862733761125" table:style-name="ce47">
            <text:p>82,5%</text:p>
          </table:table-cell>
          <table:table-cell office:value-type="float" office:value="145137" table:style-name="ce46">
            <text:p>145.137</text:p>
          </table:table-cell>
          <table:table-cell office:value-type="percentage" office:value="0.87779874442065542" table:style-name="ce47">
            <text:p>87,8%</text:p>
          </table:table-cell>
          <table:table-cell office:value-type="float" office:value="2008002" table:style-name="ce46">
            <text:p>2.008.00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268775735174169" table:style-name="ce47">
            <text:p>92,3%</text:p>
          </table:table-cell>
          <table:table-cell office:value-type="percentage" office:value="0.83844290284677803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76" table:style-name="ce46">
            <text:p>138.276</text:p>
          </table:table-cell>
          <table:table-cell office:value-type="percentage" office:value="1" table:style-name="ce47">
            <text:p>100,0%</text:p>
          </table:table-cell>
          <table:table-cell office:value-type="float" office:value="158487" table:style-name="ce46">
            <text:p>158.487</text:p>
          </table:table-cell>
          <table:table-cell office:value-type="percentage" office:value="0.99614081621108608" table:style-name="ce47">
            <text:p>99,6%</text:p>
          </table:table-cell>
          <table:table-cell office:value-type="float" office:value="222532" table:style-name="ce46">
            <text:p>222.532</text:p>
          </table:table-cell>
          <table:table-cell office:value-type="percentage" office:value="1" table:style-name="ce47">
            <text:p>100,0%</text:p>
          </table:table-cell>
          <table:table-cell office:value-type="float" office:value="286559" table:style-name="ce46">
            <text:p>286.559</text:p>
          </table:table-cell>
          <table:table-cell office:value-type="percentage" office:value="0.93196586422443228" table:style-name="ce47">
            <text:p>93,2%</text:p>
          </table:table-cell>
          <table:table-cell office:value-type="float" office:value="287371" table:style-name="ce46">
            <text:p>287.371</text:p>
          </table:table-cell>
          <table:table-cell office:value-type="percentage" office:value="0.86922762813629562" table:style-name="ce47">
            <text:p>86,9%</text:p>
          </table:table-cell>
          <table:table-cell office:value-type="float" office:value="206119" table:style-name="ce46">
            <text:p>206.119</text:p>
          </table:table-cell>
          <table:table-cell office:value-type="percentage" office:value="0.77517196249732045" table:style-name="ce47">
            <text:p>77,5%</text:p>
          </table:table-cell>
          <table:table-cell office:value-type="float" office:value="173504" table:style-name="ce46">
            <text:p>173.504</text:p>
          </table:table-cell>
          <table:table-cell office:value-type="percentage" office:value="0.79556511332529378" table:style-name="ce47">
            <text:p>79,6%</text:p>
          </table:table-cell>
          <table:table-cell office:value-type="float" office:value="150302" table:style-name="ce46">
            <text:p>150.302</text:p>
          </table:table-cell>
          <table:table-cell office:value-type="percentage" office:value="0.86394362311176509" table:style-name="ce47">
            <text:p>86,4%</text:p>
          </table:table-cell>
          <table:table-cell office:value-type="float" office:value="1623150" table:style-name="ce46">
            <text:p>1.623.1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737083034790222" table:style-name="ce47">
            <text:p>89,7%</text:p>
          </table:table-cell>
          <table:table-cell office:value-type="percentage" office:value="0.79363061497999488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065" table:style-name="ce46">
            <text:p>459.065</text:p>
          </table:table-cell>
          <table:table-cell office:value-type="percentage" office:value="1" table:style-name="ce47">
            <text:p>100,0%</text:p>
          </table:table-cell>
          <table:table-cell office:value-type="float" office:value="618692" table:style-name="ce46">
            <text:p>618.692</text:p>
          </table:table-cell>
          <table:table-cell office:value-type="percentage" office:value="0.97387028327131464" table:style-name="ce47">
            <text:p>97,4%</text:p>
          </table:table-cell>
          <table:table-cell office:value-type="float" office:value="800409" table:style-name="ce46">
            <text:p>800.409</text:p>
          </table:table-cell>
          <table:table-cell office:value-type="percentage" office:value="0.95561639190815484" table:style-name="ce47">
            <text:p>95,6%</text:p>
          </table:table-cell>
          <table:table-cell office:value-type="float" office:value="1027100" table:style-name="ce46">
            <text:p>1.027.100</text:p>
          </table:table-cell>
          <table:table-cell office:value-type="percentage" office:value="0.94075729542581843" table:style-name="ce47">
            <text:p>94,1%</text:p>
          </table:table-cell>
          <table:table-cell office:value-type="float" office:value="1131614" table:style-name="ce46">
            <text:p>1.131.614</text:p>
          </table:table-cell>
          <table:table-cell office:value-type="percentage" office:value="0.8593960152040433" table:style-name="ce47">
            <text:p>85,9%</text:p>
          </table:table-cell>
          <table:table-cell office:value-type="float" office:value="783705" table:style-name="ce46">
            <text:p>783.705</text:p>
          </table:table-cell>
          <table:table-cell office:value-type="percentage" office:value="0.75020676742111247" table:style-name="ce47">
            <text:p>75,0%</text:p>
          </table:table-cell>
          <table:table-cell office:value-type="float" office:value="645849" table:style-name="ce46">
            <text:p>645.849</text:p>
          </table:table-cell>
          <table:table-cell office:value-type="percentage" office:value="0.7698439092420748" table:style-name="ce47">
            <text:p>77,0%</text:p>
          </table:table-cell>
          <table:table-cell office:value-type="float" office:value="536755" table:style-name="ce46">
            <text:p>536.755</text:p>
          </table:table-cell>
          <table:table-cell office:value-type="percentage" office:value="0.8180170871395348" table:style-name="ce47">
            <text:p>81,8%</text:p>
          </table:table-cell>
          <table:table-cell office:value-type="float" office:value="6003189" table:style-name="ce46">
            <text:p>6.003.18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403528644392547" table:style-name="ce47">
            <text:p>87,4%</text:p>
          </table:table-cell>
          <table:table-cell office:value-type="percentage" office:value="0.77157061923822423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19" table:style-name="ce46">
            <text:p>297.419</text:p>
          </table:table-cell>
          <table:table-cell office:value-type="percentage" office:value="1" table:style-name="ce47">
            <text:p>100,0%</text:p>
          </table:table-cell>
          <table:table-cell office:value-type="float" office:value="434729" table:style-name="ce46">
            <text:p>434.729</text:p>
          </table:table-cell>
          <table:table-cell office:value-type="percentage" office:value="0.99284477757832379" table:style-name="ce47">
            <text:p>99,3%</text:p>
          </table:table-cell>
          <table:table-cell office:value-type="float" office:value="570669" table:style-name="ce46">
            <text:p>570.669</text:p>
          </table:table-cell>
          <table:table-cell office:value-type="percentage" office:value="0.98267863784766707" table:style-name="ce47">
            <text:p>98,3%</text:p>
          </table:table-cell>
          <table:table-cell office:value-type="float" office:value="715595" table:style-name="ce46">
            <text:p>715.595</text:p>
          </table:table-cell>
          <table:table-cell office:value-type="percentage" office:value="0.95116663609513863" table:style-name="ce47">
            <text:p>95,1%</text:p>
          </table:table-cell>
          <table:table-cell office:value-type="float" office:value="753987" table:style-name="ce46">
            <text:p>753.987</text:p>
          </table:table-cell>
          <table:table-cell office:value-type="percentage" office:value="0.88538941366012669" table:style-name="ce47">
            <text:p>88,5%</text:p>
          </table:table-cell>
          <table:table-cell office:value-type="float" office:value="511674" table:style-name="ce46">
            <text:p>511.674</text:p>
          </table:table-cell>
          <table:table-cell office:value-type="percentage" office:value="0.7886965729955191" table:style-name="ce47">
            <text:p>78,9%</text:p>
          </table:table-cell>
          <table:table-cell office:value-type="float" office:value="427234" table:style-name="ce46">
            <text:p>427.234</text:p>
          </table:table-cell>
          <table:table-cell office:value-type="percentage" office:value="0.82777073815308666" table:style-name="ce47">
            <text:p>82,8%</text:p>
          </table:table-cell>
          <table:table-cell office:value-type="float" office:value="374013" table:style-name="ce46">
            <text:p>374.013</text:p>
          </table:table-cell>
          <table:table-cell office:value-type="percentage" office:value="0.88100280073775528" table:style-name="ce47">
            <text:p>88,1%</text:p>
          </table:table-cell>
          <table:table-cell office:value-type="float" office:value="4085320" table:style-name="ce46">
            <text:p>4.085.3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018320541638009" table:style-name="ce47">
            <text:p>91,0%</text:p>
          </table:table-cell>
          <table:table-cell office:value-type="percentage" office:value="0.80779807144172056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96" table:style-name="ce46">
            <text:p>78.296</text:p>
          </table:table-cell>
          <table:table-cell office:value-type="percentage" office:value="1" table:style-name="ce47">
            <text:p>100,0%</text:p>
          </table:table-cell>
          <table:table-cell office:value-type="float" office:value="95977" table:style-name="ce46">
            <text:p>95.977</text:p>
          </table:table-cell>
          <table:table-cell office:value-type="percentage" office:value="1" table:style-name="ce47">
            <text:p>100,0%</text:p>
          </table:table-cell>
          <table:table-cell office:value-type="float" office:value="132935" table:style-name="ce46">
            <text:p>132.935</text:p>
          </table:table-cell>
          <table:table-cell office:value-type="percentage" office:value="1" table:style-name="ce47">
            <text:p>100,0%</text:p>
          </table:table-cell>
          <table:table-cell office:value-type="float" office:value="161607" table:style-name="ce46">
            <text:p>161.607</text:p>
          </table:table-cell>
          <table:table-cell office:value-type="percentage" office:value="0.95503380295007567" table:style-name="ce47">
            <text:p>95,5%</text:p>
          </table:table-cell>
          <table:table-cell office:value-type="float" office:value="146387" table:style-name="ce46">
            <text:p>146.387</text:p>
          </table:table-cell>
          <table:table-cell office:value-type="percentage" office:value="0.91782136005116177" table:style-name="ce47">
            <text:p>91,8%</text:p>
          </table:table-cell>
          <table:table-cell office:value-type="float" office:value="113371" table:style-name="ce46">
            <text:p>113.371</text:p>
          </table:table-cell>
          <table:table-cell office:value-type="percentage" office:value="0.84935458012121756" table:style-name="ce47">
            <text:p>84,9%</text:p>
          </table:table-cell>
          <table:table-cell office:value-type="float" office:value="93776" table:style-name="ce46">
            <text:p>93.776</text:p>
          </table:table-cell>
          <table:table-cell office:value-type="percentage" office:value="0.82753265090010586" table:style-name="ce47">
            <text:p>82,8%</text:p>
          </table:table-cell>
          <table:table-cell office:value-type="float" office:value="77557" table:style-name="ce46">
            <text:p>77.557</text:p>
          </table:table-cell>
          <table:table-cell office:value-type="percentage" office:value="0.91512684365781716" table:style-name="ce47">
            <text:p>91,5%</text:p>
          </table:table-cell>
          <table:table-cell office:value-type="float" office:value="899906" table:style-name="ce46">
            <text:p>899.90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385470670846627" table:style-name="ce47">
            <text:p>94,4%</text:p>
          </table:table-cell>
          <table:table-cell office:value-type="percentage" office:value="0.84578664964891492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72" table:style-name="ce46">
            <text:p>242.372</text:p>
          </table:table-cell>
          <table:table-cell office:value-type="percentage" office:value="1" table:style-name="ce47">
            <text:p>100,0%</text:p>
          </table:table-cell>
          <table:table-cell office:value-type="float" office:value="291395" table:style-name="ce46">
            <text:p>291.395</text:p>
          </table:table-cell>
          <table:table-cell office:value-type="percentage" office:value="1" table:style-name="ce47">
            <text:p>100,0%</text:p>
          </table:table-cell>
          <table:table-cell office:value-type="float" office:value="346209" table:style-name="ce46">
            <text:p>346.209</text:p>
          </table:table-cell>
          <table:table-cell office:value-type="percentage" office:value="0.99793040034358815" table:style-name="ce47">
            <text:p>99,8%</text:p>
          </table:table-cell>
          <table:table-cell office:value-type="float" office:value="391118" table:style-name="ce46">
            <text:p>391.118</text:p>
          </table:table-cell>
          <table:table-cell office:value-type="percentage" office:value="0.96360827713980912" table:style-name="ce47">
            <text:p>96,4%</text:p>
          </table:table-cell>
          <table:table-cell office:value-type="float" office:value="408422" table:style-name="ce46">
            <text:p>408.422</text:p>
          </table:table-cell>
          <table:table-cell office:value-type="percentage" office:value="0.92148612091936077" table:style-name="ce47">
            <text:p>92,1%</text:p>
          </table:table-cell>
          <table:table-cell office:value-type="float" office:value="264178" table:style-name="ce46">
            <text:p>264.178</text:p>
          </table:table-cell>
          <table:table-cell office:value-type="percentage" office:value="0.81685672586948999" table:style-name="ce47">
            <text:p>81,7%</text:p>
          </table:table-cell>
          <table:table-cell office:value-type="float" office:value="199445" table:style-name="ce46">
            <text:p>199.445</text:p>
          </table:table-cell>
          <table:table-cell office:value-type="percentage" office:value="0.86346928968183534" table:style-name="ce47">
            <text:p>86,3%</text:p>
          </table:table-cell>
          <table:table-cell office:value-type="float" office:value="169750" table:style-name="ce46">
            <text:p>169.750</text:p>
          </table:table-cell>
          <table:table-cell office:value-type="percentage" office:value="0.94301888259901001" table:style-name="ce47">
            <text:p>94,3%</text:p>
          </table:table-cell>
          <table:table-cell office:value-type="float" office:value="2312889" table:style-name="ce46">
            <text:p>2.312.88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230671294362955" table:style-name="ce47">
            <text:p>94,2%</text:p>
          </table:table-cell>
          <table:table-cell office:value-type="percentage" office:value="0.85604883228669282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82" table:style-name="ce46">
            <text:p>23.382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80" table:style-name="ce46">
            <text:p>38.080</text:p>
          </table:table-cell>
          <table:table-cell office:value-type="percentage" office:value="1" table:style-name="ce47">
            <text:p>100,0%</text:p>
          </table:table-cell>
          <table:table-cell office:value-type="float" office:value="45441" table:style-name="ce46">
            <text:p>45.441</text:p>
          </table:table-cell>
          <table:table-cell office:value-type="percentage" office:value="0.95336102719033233" table:style-name="ce47">
            <text:p>95,3%</text:p>
          </table:table-cell>
          <table:table-cell office:value-type="float" office:value="47652" table:style-name="ce46">
            <text:p>47.652</text:p>
          </table:table-cell>
          <table:table-cell office:value-type="percentage" office:value="0.89999433395659811" table:style-name="ce47">
            <text:p>90,0%</text:p>
          </table:table-cell>
          <table:table-cell office:value-type="float" office:value="31364" table:style-name="ce46">
            <text:p>31.364</text:p>
          </table:table-cell>
          <table:table-cell office:value-type="percentage" office:value="0.79768051069457513" table:style-name="ce47">
            <text:p>79,8%</text:p>
          </table:table-cell>
          <table:table-cell office:value-type="float" office:value="24313" table:style-name="ce46">
            <text:p>24.313</text:p>
          </table:table-cell>
          <table:table-cell office:value-type="percentage" office:value="0.79824676603847922" table:style-name="ce47">
            <text:p>79,8%</text:p>
          </table:table-cell>
          <table:table-cell office:value-type="float" office:value="22178" table:style-name="ce46">
            <text:p>22.178</text:p>
          </table:table-cell>
          <table:table-cell office:value-type="percentage" office:value="0.8686354378818737" table:style-name="ce47">
            <text:p>86,9%</text:p>
          </table:table-cell>
          <table:table-cell office:value-type="float" office:value="261083" table:style-name="ce46">
            <text:p>261.08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940345811177238" table:style-name="ce47">
            <text:p>91,9%</text:p>
          </table:table-cell>
          <table:table-cell office:value-type="percentage" office:value="0.81610370287014633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214" table:style-name="ce46">
            <text:p>374.214</text:p>
          </table:table-cell>
          <table:table-cell office:value-type="percentage" office:value="1" table:style-name="ce47">
            <text:p>100,0%</text:p>
          </table:table-cell>
          <table:table-cell office:value-type="float" office:value="511500" table:style-name="ce46">
            <text:p>511.500</text:p>
          </table:table-cell>
          <table:table-cell office:value-type="percentage" office:value="0.97228373577452898" table:style-name="ce47">
            <text:p>97,2%</text:p>
          </table:table-cell>
          <table:table-cell office:value-type="float" office:value="689919" table:style-name="ce46">
            <text:p>689.919</text:p>
          </table:table-cell>
          <table:table-cell office:value-type="percentage" office:value="0.98094190009426674" table:style-name="ce47">
            <text:p>98,1%</text:p>
          </table:table-cell>
          <table:table-cell office:value-type="float" office:value="943007" table:style-name="ce46">
            <text:p>943.007</text:p>
          </table:table-cell>
          <table:table-cell office:value-type="percentage" office:value="0.96939091246454756" table:style-name="ce47">
            <text:p>96,9%</text:p>
          </table:table-cell>
          <table:table-cell office:value-type="float" office:value="1035778" table:style-name="ce46">
            <text:p>1.035.778</text:p>
          </table:table-cell>
          <table:table-cell office:value-type="percentage" office:value="0.88833941839033737" table:style-name="ce47">
            <text:p>88,8%</text:p>
          </table:table-cell>
          <table:table-cell office:value-type="float" office:value="753142" table:style-name="ce46">
            <text:p>753.142</text:p>
          </table:table-cell>
          <table:table-cell office:value-type="percentage" office:value="0.79308158881260271" table:style-name="ce47">
            <text:p>79,3%</text:p>
          </table:table-cell>
          <table:table-cell office:value-type="float" office:value="605256" table:style-name="ce46">
            <text:p>605.256</text:p>
          </table:table-cell>
          <table:table-cell office:value-type="percentage" office:value="0.81518704333479242" table:style-name="ce47">
            <text:p>81,5%</text:p>
          </table:table-cell>
          <table:table-cell office:value-type="float" office:value="458036" table:style-name="ce46">
            <text:p>458.036</text:p>
          </table:table-cell>
          <table:table-cell office:value-type="percentage" office:value="0.82746386001423555" table:style-name="ce47">
            <text:p>82,7%</text:p>
          </table:table-cell>
          <table:table-cell office:value-type="float" office:value="5370852" table:style-name="ce46">
            <text:p>5.370.85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844573470747513" table:style-name="ce47">
            <text:p>89,8%</text:p>
          </table:table-cell>
          <table:table-cell office:value-type="percentage" office:value="0.79217414800952468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35" table:style-name="ce46">
            <text:p>74.035</text:p>
          </table:table-cell>
          <table:table-cell office:value-type="percentage" office:value="1" table:style-name="ce47">
            <text:p>100,0%</text:p>
          </table:table-cell>
          <table:table-cell office:value-type="float" office:value="103454" table:style-name="ce46">
            <text:p>103.454</text:p>
          </table:table-cell>
          <table:table-cell office:value-type="percentage" office:value="1" table:style-name="ce47">
            <text:p>100,0%</text:p>
          </table:table-cell>
          <table:table-cell office:value-type="float" office:value="148542" table:style-name="ce46">
            <text:p>148.542</text:p>
          </table:table-cell>
          <table:table-cell office:value-type="percentage" office:value="1" table:style-name="ce47">
            <text:p>100,0%</text:p>
          </table:table-cell>
          <table:table-cell office:value-type="float" office:value="207743" table:style-name="ce46">
            <text:p>207.743</text:p>
          </table:table-cell>
          <table:table-cell office:value-type="percentage" office:value="0.97414844130997491" table:style-name="ce47">
            <text:p>97,4%</text:p>
          </table:table-cell>
          <table:table-cell office:value-type="float" office:value="232202" table:style-name="ce46">
            <text:p>232.202</text:p>
          </table:table-cell>
          <table:table-cell office:value-type="percentage" office:value="0.9136163867215934" table:style-name="ce47">
            <text:p>91,4%</text:p>
          </table:table-cell>
          <table:table-cell office:value-type="float" office:value="168013" table:style-name="ce46">
            <text:p>168.013</text:p>
          </table:table-cell>
          <table:table-cell office:value-type="percentage" office:value="0.80387841322851827" table:style-name="ce47">
            <text:p>80,4%</text:p>
          </table:table-cell>
          <table:table-cell office:value-type="float" office:value="141943" table:style-name="ce46">
            <text:p>141.943</text:p>
          </table:table-cell>
          <table:table-cell office:value-type="percentage" office:value="0.82406181784403887" table:style-name="ce47">
            <text:p>82,4%</text:p>
          </table:table-cell>
          <table:table-cell office:value-type="float" office:value="120780" table:style-name="ce46">
            <text:p>120.780</text:p>
          </table:table-cell>
          <table:table-cell office:value-type="percentage" office:value="0.85119878218952172" table:style-name="ce47">
            <text:p>85,1%</text:p>
          </table:table-cell>
          <table:table-cell office:value-type="float" office:value="1196712" table:style-name="ce46">
            <text:p>1.196.712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342508455222626" table:style-name="ce47">
            <text:p>91,3%</text:p>
          </table:table-cell>
          <table:table-cell office:value-type="percentage" office:value="0.7918684586478355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9" table:style-name="ce46">
            <text:p>4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05" table:style-name="ce46">
            <text:p>55.905</text:p>
          </table:table-cell>
          <table:table-cell office:value-type="percentage" office:value="1" table:style-name="ce47">
            <text:p>100,0%</text:p>
          </table:table-cell>
          <table:table-cell office:value-type="float" office:value="72316" table:style-name="ce46">
            <text:p>72.316</text:p>
          </table:table-cell>
          <table:table-cell office:value-type="percentage" office:value="0.97930772980878611" table:style-name="ce47">
            <text:p>97,9%</text:p>
          </table:table-cell>
          <table:table-cell office:value-type="float" office:value="91971" table:style-name="ce46">
            <text:p>91.971</text:p>
          </table:table-cell>
          <table:table-cell office:value-type="percentage" office:value="0.95115519060127829" table:style-name="ce47">
            <text:p>95,1%</text:p>
          </table:table-cell>
          <table:table-cell office:value-type="float" office:value="95446" table:style-name="ce46">
            <text:p>95.446</text:p>
          </table:table-cell>
          <table:table-cell office:value-type="percentage" office:value="0.8837428936501176" table:style-name="ce47">
            <text:p>88,4%</text:p>
          </table:table-cell>
          <table:table-cell office:value-type="float" office:value="64239" table:style-name="ce46">
            <text:p>64.239</text:p>
          </table:table-cell>
          <table:table-cell office:value-type="percentage" office:value="0.78974932690770949" table:style-name="ce47">
            <text:p>79,0%</text:p>
          </table:table-cell>
          <table:table-cell office:value-type="float" office:value="57325" table:style-name="ce46">
            <text:p>57.325</text:p>
          </table:table-cell>
          <table:table-cell office:value-type="percentage" office:value="0.84144318698900578" table:style-name="ce47">
            <text:p>84,1%</text:p>
          </table:table-cell>
          <table:table-cell office:value-type="float" office:value="49315" table:style-name="ce46">
            <text:p>49.315</text:p>
          </table:table-cell>
          <table:table-cell office:value-type="percentage" office:value="0.87456551039228203" table:style-name="ce47">
            <text:p>87,5%</text:p>
          </table:table-cell>
          <table:table-cell office:value-type="float" office:value="529036" table:style-name="ce46">
            <text:p>529.03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000663967221351" table:style-name="ce47">
            <text:p>91,0%</text:p>
          </table:table-cell>
          <table:table-cell office:value-type="percentage" office:value="0.80011857283079024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40" table:style-name="ce46">
            <text:p>164.240</text:p>
          </table:table-cell>
          <table:table-cell office:value-type="percentage" office:value="1" table:style-name="ce47">
            <text:p>100,0%</text:p>
          </table:table-cell>
          <table:table-cell office:value-type="float" office:value="213799" table:style-name="ce46">
            <text:p>213.799</text:p>
          </table:table-cell>
          <table:table-cell office:value-type="percentage" office:value="1" table:style-name="ce47">
            <text:p>100,0%</text:p>
          </table:table-cell>
          <table:table-cell office:value-type="float" office:value="278671" table:style-name="ce46">
            <text:p>278.671</text:p>
          </table:table-cell>
          <table:table-cell office:value-type="percentage" office:value="0.99483076835202178" table:style-name="ce47">
            <text:p>99,5%</text:p>
          </table:table-cell>
          <table:table-cell office:value-type="float" office:value="324148" table:style-name="ce46">
            <text:p>324.148</text:p>
          </table:table-cell>
          <table:table-cell office:value-type="percentage" office:value="0.95344096806548684" table:style-name="ce47">
            <text:p>95,3%</text:p>
          </table:table-cell>
          <table:table-cell office:value-type="float" office:value="320939" table:style-name="ce46">
            <text:p>320.939</text:p>
          </table:table-cell>
          <table:table-cell office:value-type="percentage" office:value="0.88624621340778109" table:style-name="ce47">
            <text:p>88,6%</text:p>
          </table:table-cell>
          <table:table-cell office:value-type="float" office:value="203699" table:style-name="ce46">
            <text:p>203.699</text:p>
          </table:table-cell>
          <table:table-cell office:value-type="percentage" office:value="0.7818248811136741" table:style-name="ce47">
            <text:p>78,2%</text:p>
          </table:table-cell>
          <table:table-cell office:value-type="float" office:value="164739" table:style-name="ce46">
            <text:p>164.739</text:p>
          </table:table-cell>
          <table:table-cell office:value-type="percentage" office:value="0.81742534758403051" table:style-name="ce47">
            <text:p>81,7%</text:p>
          </table:table-cell>
          <table:table-cell office:value-type="float" office:value="147346" table:style-name="ce46">
            <text:p>147.346</text:p>
          </table:table-cell>
          <table:table-cell office:value-type="percentage" office:value="0.87390721563882656" table:style-name="ce47">
            <text:p>87,4%</text:p>
          </table:table-cell>
          <table:table-cell office:value-type="float" office:value="1817581" table:style-name="ce46">
            <text:p>1.817.581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614577636555083" table:style-name="ce47">
            <text:p>91,6%</text:p>
          </table:table-cell>
          <table:table-cell office:value-type="percentage" office:value="0.8185443484902527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8" table:style-name="ce46">
            <text:p>3.898</text:p>
          </table:table-cell>
          <table:table-cell office:value-type="percentage" office:value="0.9027327466419639" table:style-name="ce47">
            <text:p>90,3%</text:p>
          </table:table-cell>
          <table:table-cell office:value-type="float" office:value="7672" table:style-name="ce46">
            <text:p>7.672</text:p>
          </table:table-cell>
          <table:table-cell office:value-type="percentage" office:value="0.97645411734758814" table:style-name="ce47">
            <text:p>97,6%</text:p>
          </table:table-cell>
          <table:table-cell office:value-type="float" office:value="10610" table:style-name="ce46">
            <text:p>10.610</text:p>
          </table:table-cell>
          <table:table-cell office:value-type="percentage" office:value="0.9181377639321564" table:style-name="ce47">
            <text:p>91,8%</text:p>
          </table:table-cell>
          <table:table-cell office:value-type="float" office:value="11193" table:style-name="ce46">
            <text:p>11.193</text:p>
          </table:table-cell>
          <table:table-cell office:value-type="percentage" office:value="0.88538205980066442" table:style-name="ce47">
            <text:p>88,5%</text:p>
          </table:table-cell>
          <table:table-cell office:value-type="float" office:value="9295" table:style-name="ce46">
            <text:p>9.295</text:p>
          </table:table-cell>
          <table:table-cell office:value-type="percentage" office:value="0.78148646376324193" table:style-name="ce47">
            <text:p>78,1%</text:p>
          </table:table-cell>
          <table:table-cell office:value-type="float" office:value="9300" table:style-name="ce46">
            <text:p>9.300</text:p>
          </table:table-cell>
          <table:table-cell office:value-type="percentage" office:value="0.84799854107777883" table:style-name="ce47">
            <text:p>84,8%</text:p>
          </table:table-cell>
          <table:table-cell office:value-type="float" office:value="8613" table:style-name="ce46">
            <text:p>8.613</text:p>
          </table:table-cell>
          <table:table-cell office:value-type="percentage" office:value="0.94378698224852076" table:style-name="ce47">
            <text:p>94,4%</text:p>
          </table:table-cell>
          <table:table-cell office:value-type="float" office:value="62983" table:style-name="ce46">
            <text:p>62.98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752201789614604" table:style-name="ce47">
            <text:p>88,8%</text:p>
          </table:table-cell>
          <table:table-cell office:value-type="percentage" office:value="0.74799885988456327" table:style-name="ce47">
            <text:p>7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8" table:style-name="ce46">
            <text:p>2.018</text:p>
          </table:table-cell>
          <table:table-cell office:value-type="percentage" office:value="0.85908897403150275" table:style-name="ce47">
            <text:p>85,9%</text:p>
          </table:table-cell>
          <table:table-cell office:value-type="float" office:value="3325" table:style-name="ce46">
            <text:p>3.325</text:p>
          </table:table-cell>
          <table:table-cell office:value-type="percentage" office:value="0.88713980789754532" table:style-name="ce47">
            <text:p>88,7%</text:p>
          </table:table-cell>
          <table:table-cell office:value-type="float" office:value="7198" table:style-name="ce46">
            <text:p>7.198</text:p>
          </table:table-cell>
          <table:table-cell office:value-type="percentage" office:value="0.9196371534432094" table:style-name="ce47">
            <text:p>92,0%</text:p>
          </table:table-cell>
          <table:table-cell office:value-type="float" office:value="9724" table:style-name="ce46">
            <text:p>9.724</text:p>
          </table:table-cell>
          <table:table-cell office:value-type="percentage" office:value="0.8606071333746349" table:style-name="ce47">
            <text:p>86,1%</text:p>
          </table:table-cell>
          <table:table-cell office:value-type="float" office:value="10119" table:style-name="ce46">
            <text:p>10.119</text:p>
          </table:table-cell>
          <table:table-cell office:value-type="percentage" office:value="0.84310948175304112" table:style-name="ce47">
            <text:p>84,3%</text:p>
          </table:table-cell>
          <table:table-cell office:value-type="float" office:value="8721" table:style-name="ce46">
            <text:p>8.721</text:p>
          </table:table-cell>
          <table:table-cell office:value-type="percentage" office:value="0.71878348306272155" table:style-name="ce47">
            <text:p>71,9%</text:p>
          </table:table-cell>
          <table:table-cell office:value-type="float" office:value="8934" table:style-name="ce46">
            <text:p>8.934</text:p>
          </table:table-cell>
          <table:table-cell office:value-type="percentage" office:value="0.74481033764068361" table:style-name="ce47">
            <text:p>74,5%</text:p>
          </table:table-cell>
          <table:table-cell office:value-type="float" office:value="8119" table:style-name="ce46">
            <text:p>8.119</text:p>
          </table:table-cell>
          <table:table-cell office:value-type="percentage" office:value="0.84802590348861495" table:style-name="ce47">
            <text:p>84,8%</text:p>
          </table:table-cell>
          <table:table-cell office:value-type="float" office:value="58158" table:style-name="ce46">
            <text:p>58.15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9969828133151" table:style-name="ce47">
            <text:p>82,0%</text:p>
          </table:table-cell>
          <table:table-cell office:value-type="percentage" office:value="0.66789930635307093" table:style-name="ce47">
            <text:p>66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1" table:style-name="ce46">
            <text:p>3.671</text:p>
          </table:table-cell>
          <table:table-cell office:value-type="string" table:style-name="ce47">
            <text:p>-</text:p>
          </table:table-cell>
          <table:table-cell office:value-type="float" office:value="9767" table:style-name="ce46">
            <text:p>9.767</text:p>
          </table:table-cell>
          <table:table-cell office:value-type="string" table:style-name="ce47">
            <text:p>-</text:p>
          </table:table-cell>
          <table:table-cell office:value-type="float" office:value="22775" table:style-name="ce46">
            <text:p>22.775</text:p>
          </table:table-cell>
          <table:table-cell office:value-type="string" table:style-name="ce47">
            <text:p>-</text:p>
          </table:table-cell>
          <table:table-cell office:value-type="float" office:value="32830" table:style-name="ce46">
            <text:p>32.830</text:p>
          </table:table-cell>
          <table:table-cell office:value-type="string" table:style-name="ce47">
            <text:p>-</text:p>
          </table:table-cell>
          <table:table-cell office:value-type="float" office:value="24877" table:style-name="ce46">
            <text:p>24.877</text:p>
          </table:table-cell>
          <table:table-cell office:value-type="string" table:style-name="ce47">
            <text:p>-</text:p>
          </table:table-cell>
          <table:table-cell office:value-type="float" office:value="1201" table:style-name="ce46">
            <text:p>1.201</text:p>
          </table:table-cell>
          <table:table-cell office:value-type="string" table:style-name="ce47">
            <text:p>-</text:p>
          </table:table-cell>
          <table:table-cell office:value-type="float" office:value="95173" table:style-name="ce46">
            <text:p>95.17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28" table:style-name="ce49">
            <text:p>728</text:p>
          </table:table-cell>
          <table:table-cell office:value-type="string" table:style-name="ce50">
            <text:p>-</text:p>
          </table:table-cell>
          <table:table-cell office:value-type="float" office:value="1391" table:style-name="ce49">
            <text:p>1.391</text:p>
          </table:table-cell>
          <table:table-cell office:value-type="string" table:style-name="ce50">
            <text:p>-</text:p>
          </table:table-cell>
          <table:table-cell office:value-type="float" office:value="1649" table:style-name="ce49">
            <text:p>1.649</text:p>
          </table:table-cell>
          <table:table-cell office:value-type="string" table:style-name="ce50">
            <text:p>-</text:p>
          </table:table-cell>
          <table:table-cell office:value-type="float" office:value="1365" table:style-name="ce49">
            <text:p>1.365</text:p>
          </table:table-cell>
          <table:table-cell office:value-type="string" table:style-name="ce50">
            <text:p>-</text:p>
          </table:table-cell>
          <table:table-cell office:value-type="float" office:value="178" table:style-name="ce49">
            <text:p>178</text:p>
          </table:table-cell>
          <table:table-cell office:value-type="string" table:style-name="ce50">
            <text:p>-</text:p>
          </table:table-cell>
          <table:table-cell office:value-type="float" office:value="5621" table:style-name="ce49">
            <text:p>5.62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9293" table:style-name="ce53">
            <text:p>2.939.293</text:p>
          </table:table-cell>
          <table:table-cell office:value-type="percentage" office:value="1" table:style-name="ce54">
            <text:p>100,0%</text:p>
          </table:table-cell>
          <table:table-cell office:value-type="float" office:value="3945457" table:style-name="ce53">
            <text:p>3.945.457</text:p>
          </table:table-cell>
          <table:table-cell office:value-type="percentage" office:value="0.99631620347748573" table:style-name="ce54">
            <text:p>99,6%</text:p>
          </table:table-cell>
          <table:table-cell office:value-type="float" office:value="5285098" table:style-name="ce53">
            <text:p>5.285.098</text:p>
          </table:table-cell>
          <table:table-cell office:value-type="percentage" office:value="0.99027765858857419" table:style-name="ce54">
            <text:p>99,0%</text:p>
          </table:table-cell>
          <table:table-cell office:value-type="float" office:value="6691550" table:style-name="ce53">
            <text:p>6.691.550</text:p>
          </table:table-cell>
          <table:table-cell office:value-type="percentage" office:value="0.95140891068865763" table:style-name="ce54">
            <text:p>95,1%</text:p>
          </table:table-cell>
          <table:table-cell office:value-type="float" office:value="6994320" table:style-name="ce53">
            <text:p>6.994.320</text:p>
          </table:table-cell>
          <table:table-cell office:value-type="percentage" office:value="0.8862839701829901" table:style-name="ce54">
            <text:p>88,6%</text:p>
          </table:table-cell>
          <table:table-cell office:value-type="float" office:value="4930034" table:style-name="ce53">
            <text:p>4.930.034</text:p>
          </table:table-cell>
          <table:table-cell office:value-type="percentage" office:value="0.79128653475545641" table:style-name="ce54">
            <text:p>79,1%</text:p>
          </table:table-cell>
          <table:table-cell office:value-type="float" office:value="4024007" table:style-name="ce53">
            <text:p>4.024.007</text:p>
          </table:table-cell>
          <table:table-cell office:value-type="percentage" office:value="0.81381192564069371" table:style-name="ce54">
            <text:p>81,4%</text:p>
          </table:table-cell>
          <table:table-cell office:value-type="float" office:value="3361267" table:style-name="ce53">
            <text:p>3.361.267</text:p>
          </table:table-cell>
          <table:table-cell office:value-type="percentage" office:value="0.86437089546443191" table:style-name="ce54">
            <text:p>86,4%</text:p>
          </table:table-cell>
          <table:table-cell office:value-type="float" office:value="38171026" table:style-name="ce53">
            <text:p>38.171.02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624840410669305" table:style-name="ce54">
            <text:p>90,6%</text:p>
          </table:table-cell>
          <table:table-cell office:value-type="percentage" office:value="0.80443385616616114" table:style-name="ce54">
            <text:p>80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0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194" table:style-name="ce43">
            <text:p>429.194</text:p>
          </table:table-cell>
          <table:table-cell office:value-type="percentage" office:value="1" table:style-name="ce44">
            <text:p>100,0%</text:p>
          </table:table-cell>
          <table:table-cell office:value-type="float" office:value="650104" table:style-name="ce43">
            <text:p>650.104</text:p>
          </table:table-cell>
          <table:table-cell office:value-type="percentage" office:value="0.99957409579923151" table:style-name="ce44">
            <text:p>100,0%</text:p>
          </table:table-cell>
          <table:table-cell office:value-type="float" office:value="922565" table:style-name="ce43">
            <text:p>922.565</text:p>
          </table:table-cell>
          <table:table-cell office:value-type="percentage" office:value="1.0070054259851311" table:style-name="ce44">
            <text:p>100,7%</text:p>
          </table:table-cell>
          <table:table-cell office:value-type="float" office:value="1207770" table:style-name="ce43">
            <text:p>1.207.770</text:p>
          </table:table-cell>
          <table:table-cell office:value-type="percentage" office:value="0.95474304379136787" table:style-name="ce44">
            <text:p>95,5%</text:p>
          </table:table-cell>
          <table:table-cell office:value-type="float" office:value="1240138" table:style-name="ce43">
            <text:p>1.240.138</text:p>
          </table:table-cell>
          <table:table-cell office:value-type="percentage" office:value="0.89533280293174422" table:style-name="ce44">
            <text:p>89,5%</text:p>
          </table:table-cell>
          <table:table-cell office:value-type="float" office:value="912264" table:style-name="ce43">
            <text:p>912.264</text:p>
          </table:table-cell>
          <table:table-cell office:value-type="percentage" office:value="0.80007928315399612" table:style-name="ce44">
            <text:p>80,0%</text:p>
          </table:table-cell>
          <table:table-cell office:value-type="float" office:value="747282" table:style-name="ce43">
            <text:p>747.282</text:p>
          </table:table-cell>
          <table:table-cell office:value-type="percentage" office:value="0.80467807794355817" table:style-name="ce44">
            <text:p>80,5%</text:p>
          </table:table-cell>
          <table:table-cell office:value-type="float" office:value="656262" table:style-name="ce43">
            <text:p>656.262</text:p>
          </table:table-cell>
          <table:table-cell office:value-type="percentage" office:value="0.87163753292239277" table:style-name="ce44">
            <text:p>87,2%</text:p>
          </table:table-cell>
          <table:table-cell office:value-type="float" office:value="6765579" table:style-name="ce43">
            <text:p>6.765.579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789072695493478" table:style-name="ce44">
            <text:p>90,8%</text:p>
          </table:table-cell>
          <table:table-cell office:value-type="percentage" office:value="0.79929708044658987" table:style-name="ce44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55" table:style-name="ce46">
            <text:p>100.055</text:p>
          </table:table-cell>
          <table:table-cell office:value-type="percentage" office:value="1" table:style-name="ce47">
            <text:p>100,0%</text:p>
          </table:table-cell>
          <table:table-cell office:value-type="float" office:value="118644" table:style-name="ce46">
            <text:p>118.644</text:p>
          </table:table-cell>
          <table:table-cell office:value-type="percentage" office:value="0.99738556597032491" table:style-name="ce47">
            <text:p>99,7%</text:p>
          </table:table-cell>
          <table:table-cell office:value-type="float" office:value="152709" table:style-name="ce46">
            <text:p>152.709</text:p>
          </table:table-cell>
          <table:table-cell office:value-type="percentage" office:value="0.97660631718968838" table:style-name="ce47">
            <text:p>97,7%</text:p>
          </table:table-cell>
          <table:table-cell office:value-type="float" office:value="184219" table:style-name="ce46">
            <text:p>184.219</text:p>
          </table:table-cell>
          <table:table-cell office:value-type="percentage" office:value="0.9291507368888261" table:style-name="ce47">
            <text:p>92,9%</text:p>
          </table:table-cell>
          <table:table-cell office:value-type="float" office:value="185678" table:style-name="ce46">
            <text:p>185.678</text:p>
          </table:table-cell>
          <table:table-cell office:value-type="percentage" office:value="0.86384762471911158" table:style-name="ce47">
            <text:p>86,4%</text:p>
          </table:table-cell>
          <table:table-cell office:value-type="float" office:value="122884" table:style-name="ce46">
            <text:p>122.884</text:p>
          </table:table-cell>
          <table:table-cell office:value-type="percentage" office:value="0.74798826436823584" table:style-name="ce47">
            <text:p>74,8%</text:p>
          </table:table-cell>
          <table:table-cell office:value-type="float" office:value="100956" table:style-name="ce46">
            <text:p>100.956</text:p>
          </table:table-cell>
          <table:table-cell office:value-type="percentage" office:value="0.7741965168978765" table:style-name="ce47">
            <text:p>77,4%</text:p>
          </table:table-cell>
          <table:table-cell office:value-type="float" office:value="85841" table:style-name="ce46">
            <text:p>85.841</text:p>
          </table:table-cell>
          <table:table-cell office:value-type="percentage" office:value="0.83252674354324063" table:style-name="ce47">
            <text:p>83,3%</text:p>
          </table:table-cell>
          <table:table-cell office:value-type="float" office:value="1050986" table:style-name="ce46">
            <text:p>1.050.98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680773650912048" table:style-name="ce47">
            <text:p>88,7%</text:p>
          </table:table-cell>
          <table:table-cell office:value-type="percentage" office:value="0.79057703865905515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3" table:style-name="ce46">
            <text:p>88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75" table:style-name="ce46">
            <text:p>113.97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68" table:style-name="ce46">
            <text:p>147.468</text:p>
          </table:table-cell>
          <table:table-cell office:value-type="percentage" office:value="0.9854061422500201" table:style-name="ce47">
            <text:p>98,5%</text:p>
          </table:table-cell>
          <table:table-cell office:value-type="float" office:value="152545" table:style-name="ce46">
            <text:p>152.545</text:p>
          </table:table-cell>
          <table:table-cell office:value-type="percentage" office:value="0.93790156475760089" table:style-name="ce47">
            <text:p>93,8%</text:p>
          </table:table-cell>
          <table:table-cell office:value-type="float" office:value="149934" table:style-name="ce46">
            <text:p>149.934</text:p>
          </table:table-cell>
          <table:table-cell office:value-type="percentage" office:value="0.8978460174977394" table:style-name="ce47">
            <text:p>89,8%</text:p>
          </table:table-cell>
          <table:table-cell office:value-type="float" office:value="89642" table:style-name="ce46">
            <text:p>89.642</text:p>
          </table:table-cell>
          <table:table-cell office:value-type="percentage" office:value="0.78323474674751636" table:style-name="ce47">
            <text:p>78,3%</text:p>
          </table:table-cell>
          <table:table-cell office:value-type="float" office:value="65250" table:style-name="ce46">
            <text:p>65.250</text:p>
          </table:table-cell>
          <table:table-cell office:value-type="percentage" office:value="0.82479048425629808" table:style-name="ce47">
            <text:p>82,5%</text:p>
          </table:table-cell>
          <table:table-cell office:value-type="float" office:value="59683" table:style-name="ce46">
            <text:p>59.683</text:p>
          </table:table-cell>
          <table:table-cell office:value-type="percentage" office:value="0.932546875" table:style-name="ce47">
            <text:p>93,3%</text:p>
          </table:table-cell>
          <table:table-cell office:value-type="float" office:value="866750" table:style-name="ce46">
            <text:p>866.75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7039522360957" table:style-name="ce47">
            <text:p>92,8%</text:p>
          </table:table-cell>
          <table:table-cell office:value-type="percentage" office:value="0.8507691522442441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995" table:style-name="ce46">
            <text:p>50.995</text:p>
          </table:table-cell>
          <table:table-cell office:value-type="percentage" office:value="1" table:style-name="ce47">
            <text:p>100,0%</text:p>
          </table:table-cell>
          <table:table-cell office:value-type="float" office:value="78942" table:style-name="ce46">
            <text:p>78.942</text:p>
          </table:table-cell>
          <table:table-cell office:value-type="percentage" office:value="0.98045109046649115" table:style-name="ce47">
            <text:p>98,0%</text:p>
          </table:table-cell>
          <table:table-cell office:value-type="float" office:value="109561" table:style-name="ce46">
            <text:p>109.561</text:p>
          </table:table-cell>
          <table:table-cell office:value-type="percentage" office:value="0.93457361960573571" table:style-name="ce47">
            <text:p>93,5%</text:p>
          </table:table-cell>
          <table:table-cell office:value-type="float" office:value="149038" table:style-name="ce46">
            <text:p>149.038</text:p>
          </table:table-cell>
          <table:table-cell office:value-type="percentage" office:value="0.89891855703058554" table:style-name="ce47">
            <text:p>89,9%</text:p>
          </table:table-cell>
          <table:table-cell office:value-type="float" office:value="165836" table:style-name="ce46">
            <text:p>165.836</text:p>
          </table:table-cell>
          <table:table-cell office:value-type="percentage" office:value="0.80435752672525851" table:style-name="ce47">
            <text:p>80,4%</text:p>
          </table:table-cell>
          <table:table-cell office:value-type="float" office:value="124077" table:style-name="ce46">
            <text:p>124.077</text:p>
          </table:table-cell>
          <table:table-cell office:value-type="percentage" office:value="0.68104200629024025" table:style-name="ce47">
            <text:p>68,1%</text:p>
          </table:table-cell>
          <table:table-cell office:value-type="float" office:value="94579" table:style-name="ce46">
            <text:p>94.579</text:p>
          </table:table-cell>
          <table:table-cell office:value-type="percentage" office:value="0.6856432413623117" table:style-name="ce47">
            <text:p>68,6%</text:p>
          </table:table-cell>
          <table:table-cell office:value-type="float" office:value="73181" table:style-name="ce46">
            <text:p>73.181</text:p>
          </table:table-cell>
          <table:table-cell office:value-type="percentage" office:value="0.7664537075827399" table:style-name="ce47">
            <text:p>76,6%</text:p>
          </table:table-cell>
          <table:table-cell office:value-type="float" office:value="846209" table:style-name="ce46">
            <text:p>846.20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769831292330319" table:style-name="ce47">
            <text:p>81,8%</text:p>
          </table:table-cell>
          <table:table-cell office:value-type="percentage" office:value="0.72230297991623016" table:style-name="ce47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53" table:style-name="ce46">
            <text:p>92.053</text:p>
          </table:table-cell>
          <table:table-cell office:value-type="percentage" office:value="1" table:style-name="ce47">
            <text:p>100,0%</text:p>
          </table:table-cell>
          <table:table-cell office:value-type="float" office:value="150411" table:style-name="ce46">
            <text:p>150.411</text:p>
          </table:table-cell>
          <table:table-cell office:value-type="percentage" office:value="0.97333868285327863" table:style-name="ce47">
            <text:p>97,3%</text:p>
          </table:table-cell>
          <table:table-cell office:value-type="float" office:value="221259" table:style-name="ce46">
            <text:p>221.259</text:p>
          </table:table-cell>
          <table:table-cell office:value-type="percentage" office:value="0.94115920575774592" table:style-name="ce47">
            <text:p>94,1%</text:p>
          </table:table-cell>
          <table:table-cell office:value-type="float" office:value="318751" table:style-name="ce46">
            <text:p>318.751</text:p>
          </table:table-cell>
          <table:table-cell office:value-type="percentage" office:value="0.9093868398228877" table:style-name="ce47">
            <text:p>90,9%</text:p>
          </table:table-cell>
          <table:table-cell office:value-type="float" office:value="314495" table:style-name="ce46">
            <text:p>314.495</text:p>
          </table:table-cell>
          <table:table-cell office:value-type="percentage" office:value="0.81071292314989529" table:style-name="ce47">
            <text:p>81,1%</text:p>
          </table:table-cell>
          <table:table-cell office:value-type="float" office:value="223363" table:style-name="ce46">
            <text:p>223.363</text:p>
          </table:table-cell>
          <table:table-cell office:value-type="percentage" office:value="0.71836145291283682" table:style-name="ce47">
            <text:p>71,8%</text:p>
          </table:table-cell>
          <table:table-cell office:value-type="float" office:value="179663" table:style-name="ce46">
            <text:p>179.663</text:p>
          </table:table-cell>
          <table:table-cell office:value-type="percentage" office:value="0.71366207477318588" table:style-name="ce47">
            <text:p>71,4%</text:p>
          </table:table-cell>
          <table:table-cell office:value-type="float" office:value="145842" table:style-name="ce46">
            <text:p>145.842</text:p>
          </table:table-cell>
          <table:table-cell office:value-type="percentage" office:value="0.81114812816676585" table:style-name="ce47">
            <text:p>81,1%</text:p>
          </table:table-cell>
          <table:table-cell office:value-type="float" office:value="1645837" table:style-name="ce46">
            <text:p>1.645.83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938128514555987" table:style-name="ce47">
            <text:p>83,9%</text:p>
          </table:table-cell>
          <table:table-cell office:value-type="percentage" office:value="0.75637560019706318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85" table:style-name="ce46">
            <text:p>41.9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08" table:style-name="ce46">
            <text:p>55.808</text:p>
          </table:table-cell>
          <table:table-cell office:value-type="percentage" office:value="1" table:style-name="ce47">
            <text:p>100,0%</text:p>
          </table:table-cell>
          <table:table-cell office:value-type="float" office:value="76470" table:style-name="ce46">
            <text:p>76.470</text:p>
          </table:table-cell>
          <table:table-cell office:value-type="percentage" office:value="0.98868705152239966" table:style-name="ce47">
            <text:p>98,9%</text:p>
          </table:table-cell>
          <table:table-cell office:value-type="float" office:value="83981" table:style-name="ce46">
            <text:p>83.981</text:p>
          </table:table-cell>
          <table:table-cell office:value-type="percentage" office:value="0.93349562047041035" table:style-name="ce47">
            <text:p>93,3%</text:p>
          </table:table-cell>
          <table:table-cell office:value-type="float" office:value="87556" table:style-name="ce46">
            <text:p>87.556</text:p>
          </table:table-cell>
          <table:table-cell office:value-type="percentage" office:value="0.89553948593112331" table:style-name="ce47">
            <text:p>89,6%</text:p>
          </table:table-cell>
          <table:table-cell office:value-type="float" office:value="54235" table:style-name="ce46">
            <text:p>54.235</text:p>
          </table:table-cell>
          <table:table-cell office:value-type="percentage" office:value="0.76958551501993666" table:style-name="ce47">
            <text:p>77,0%</text:p>
          </table:table-cell>
          <table:table-cell office:value-type="float" office:value="40581" table:style-name="ce46">
            <text:p>40.581</text:p>
          </table:table-cell>
          <table:table-cell office:value-type="percentage" office:value="0.80350460350460351" table:style-name="ce47">
            <text:p>80,4%</text:p>
          </table:table-cell>
          <table:table-cell office:value-type="float" office:value="38904" table:style-name="ce46">
            <text:p>38.904</text:p>
          </table:table-cell>
          <table:table-cell office:value-type="percentage" office:value="0.88492596046675609" table:style-name="ce47">
            <text:p>88,5%</text:p>
          </table:table-cell>
          <table:table-cell office:value-type="float" office:value="479520" table:style-name="ce46">
            <text:p>479.52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8927645398921" table:style-name="ce47">
            <text:p>91,5%</text:p>
          </table:table-cell>
          <table:table-cell office:value-type="percentage" office:value="0.82263833729338398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193" table:style-name="ce46">
            <text:p>227.193</text:p>
          </table:table-cell>
          <table:table-cell office:value-type="percentage" office:value="1" table:style-name="ce47">
            <text:p>100,0%</text:p>
          </table:table-cell>
          <table:table-cell office:value-type="float" office:value="249323" table:style-name="ce46">
            <text:p>249.323</text:p>
          </table:table-cell>
          <table:table-cell office:value-type="percentage" office:value="1" table:style-name="ce47">
            <text:p>100,0%</text:p>
          </table:table-cell>
          <table:table-cell office:value-type="float" office:value="318383" table:style-name="ce46">
            <text:p>318.383</text:p>
          </table:table-cell>
          <table:table-cell office:value-type="percentage" office:value="0.99939731617358551" table:style-name="ce47">
            <text:p>99,9%</text:p>
          </table:table-cell>
          <table:table-cell office:value-type="float" office:value="349296" table:style-name="ce46">
            <text:p>349.296</text:p>
          </table:table-cell>
          <table:table-cell office:value-type="percentage" office:value="0.9163664983275398" table:style-name="ce47">
            <text:p>91,6%</text:p>
          </table:table-cell>
          <table:table-cell office:value-type="float" office:value="316467" table:style-name="ce46">
            <text:p>316.467</text:p>
          </table:table-cell>
          <table:table-cell office:value-type="percentage" office:value="0.87107801984558431" table:style-name="ce47">
            <text:p>87,1%</text:p>
          </table:table-cell>
          <table:table-cell office:value-type="float" office:value="207534" table:style-name="ce46">
            <text:p>207.534</text:p>
          </table:table-cell>
          <table:table-cell office:value-type="percentage" office:value="0.77500812224823834" table:style-name="ce47">
            <text:p>77,5%</text:p>
          </table:table-cell>
          <table:table-cell office:value-type="float" office:value="167413" table:style-name="ce46">
            <text:p>167.413</text:p>
          </table:table-cell>
          <table:table-cell office:value-type="percentage" office:value="0.79340397903377158" table:style-name="ce47">
            <text:p>79,3%</text:p>
          </table:table-cell>
          <table:table-cell office:value-type="float" office:value="135575" table:style-name="ce46">
            <text:p>135.575</text:p>
          </table:table-cell>
          <table:table-cell office:value-type="percentage" office:value="0.81996709849886906" table:style-name="ce47">
            <text:p>82,0%</text:p>
          </table:table-cell>
          <table:table-cell office:value-type="float" office:value="1971184" table:style-name="ce46">
            <text:p>1.971.18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576968762363563" table:style-name="ce47">
            <text:p>90,6%</text:p>
          </table:table-cell>
          <table:table-cell office:value-type="percentage" office:value="0.82306951636757497" table:style-name="ce47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419" table:style-name="ce46">
            <text:p>136.419</text:p>
          </table:table-cell>
          <table:table-cell office:value-type="percentage" office:value="1" table:style-name="ce47">
            <text:p>100,0%</text:p>
          </table:table-cell>
          <table:table-cell office:value-type="float" office:value="157225" table:style-name="ce46">
            <text:p>157.225</text:p>
          </table:table-cell>
          <table:table-cell office:value-type="percentage" office:value="0.98820874790227586" table:style-name="ce47">
            <text:p>98,8%</text:p>
          </table:table-cell>
          <table:table-cell office:value-type="float" office:value="216809" table:style-name="ce46">
            <text:p>216.809</text:p>
          </table:table-cell>
          <table:table-cell office:value-type="percentage" office:value="0.99251524418157511" table:style-name="ce47">
            <text:p>99,3%</text:p>
          </table:table-cell>
          <table:table-cell office:value-type="float" office:value="278081" table:style-name="ce46">
            <text:p>278.081</text:p>
          </table:table-cell>
          <table:table-cell office:value-type="percentage" office:value="0.90439315983582569" table:style-name="ce47">
            <text:p>90,4%</text:p>
          </table:table-cell>
          <table:table-cell office:value-type="float" office:value="276838" table:style-name="ce46">
            <text:p>276.838</text:p>
          </table:table-cell>
          <table:table-cell office:value-type="percentage" office:value="0.83736785590054597" table:style-name="ce47">
            <text:p>83,7%</text:p>
          </table:table-cell>
          <table:table-cell office:value-type="float" office:value="195635" table:style-name="ce46">
            <text:p>195.635</text:p>
          </table:table-cell>
          <table:table-cell office:value-type="percentage" office:value="0.73574375425440297" table:style-name="ce47">
            <text:p>73,6%</text:p>
          </table:table-cell>
          <table:table-cell office:value-type="float" office:value="162584" table:style-name="ce46">
            <text:p>162.584</text:p>
          </table:table-cell>
          <table:table-cell office:value-type="percentage" office:value="0.74549381215925603" table:style-name="ce47">
            <text:p>74,5%</text:p>
          </table:table-cell>
          <table:table-cell office:value-type="float" office:value="142841" table:style-name="ce46">
            <text:p>142.841</text:p>
          </table:table-cell>
          <table:table-cell office:value-type="percentage" office:value="0.82105741153748879" table:style-name="ce47">
            <text:p>82,1%</text:p>
          </table:table-cell>
          <table:table-cell office:value-type="float" office:value="1566432" table:style-name="ce46">
            <text:p>1.566.43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601385240028661" table:style-name="ce47">
            <text:p>86,6%</text:p>
          </table:table-cell>
          <table:table-cell office:value-type="percentage" office:value="0.76589864860570078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471" table:style-name="ce46">
            <text:p>453.471</text:p>
          </table:table-cell>
          <table:table-cell office:value-type="percentage" office:value="1" table:style-name="ce47">
            <text:p>100,0%</text:p>
          </table:table-cell>
          <table:table-cell office:value-type="float" office:value="614740" table:style-name="ce46">
            <text:p>614.740</text:p>
          </table:table-cell>
          <table:table-cell office:value-type="percentage" office:value="0.96764952179470232" table:style-name="ce47">
            <text:p>96,8%</text:p>
          </table:table-cell>
          <table:table-cell office:value-type="float" office:value="788929" table:style-name="ce46">
            <text:p>788.929</text:p>
          </table:table-cell>
          <table:table-cell office:value-type="percentage" office:value="0.9419103039217559" table:style-name="ce47">
            <text:p>94,2%</text:p>
          </table:table-cell>
          <table:table-cell office:value-type="float" office:value="1016289" table:style-name="ce46">
            <text:p>1.016.289</text:p>
          </table:table-cell>
          <table:table-cell office:value-type="percentage" office:value="0.93085511733133053" table:style-name="ce47">
            <text:p>93,1%</text:p>
          </table:table-cell>
          <table:table-cell office:value-type="float" office:value="1113884" table:style-name="ce46">
            <text:p>1.113.884</text:p>
          </table:table-cell>
          <table:table-cell office:value-type="percentage" office:value="0.84593109576192993" table:style-name="ce47">
            <text:p>84,6%</text:p>
          </table:table-cell>
          <table:table-cell office:value-type="float" office:value="758127" table:style-name="ce46">
            <text:p>758.127</text:p>
          </table:table-cell>
          <table:table-cell office:value-type="percentage" office:value="0.725722058637709" table:style-name="ce47">
            <text:p>72,6%</text:p>
          </table:table-cell>
          <table:table-cell office:value-type="float" office:value="617725" table:style-name="ce46">
            <text:p>617.725</text:p>
          </table:table-cell>
          <table:table-cell office:value-type="percentage" office:value="0.73632045390882483" table:style-name="ce47">
            <text:p>73,6%</text:p>
          </table:table-cell>
          <table:table-cell office:value-type="float" office:value="517875" table:style-name="ce46">
            <text:p>517.875</text:p>
          </table:table-cell>
          <table:table-cell office:value-type="percentage" office:value="0.78924388035954318" table:style-name="ce47">
            <text:p>78,9%</text:p>
          </table:table-cell>
          <table:table-cell office:value-type="float" office:value="5881040" table:style-name="ce46">
            <text:p>5.881.04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625098276735645" table:style-name="ce47">
            <text:p>85,6%</text:p>
          </table:table-cell>
          <table:table-cell office:value-type="percentage" office:value="0.75587120021787857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63" table:style-name="ce46">
            <text:p>293.463</text:p>
          </table:table-cell>
          <table:table-cell office:value-type="percentage" office:value="1" table:style-name="ce47">
            <text:p>100,0%</text:p>
          </table:table-cell>
          <table:table-cell office:value-type="float" office:value="432042" table:style-name="ce46">
            <text:p>432.042</text:p>
          </table:table-cell>
          <table:table-cell office:value-type="percentage" office:value="0.98670814092111214" table:style-name="ce47">
            <text:p>98,7%</text:p>
          </table:table-cell>
          <table:table-cell office:value-type="float" office:value="565785" table:style-name="ce46">
            <text:p>565.785</text:p>
          </table:table-cell>
          <table:table-cell office:value-type="percentage" office:value="0.97426850436004464" table:style-name="ce47">
            <text:p>97,4%</text:p>
          </table:table-cell>
          <table:table-cell office:value-type="float" office:value="710188" table:style-name="ce46">
            <text:p>710.188</text:p>
          </table:table-cell>
          <table:table-cell office:value-type="percentage" office:value="0.94397966860463567" table:style-name="ce47">
            <text:p>94,4%</text:p>
          </table:table-cell>
          <table:table-cell office:value-type="float" office:value="745839" table:style-name="ce46">
            <text:p>745.839</text:p>
          </table:table-cell>
          <table:table-cell office:value-type="percentage" office:value="0.87582140659567775" table:style-name="ce47">
            <text:p>87,6%</text:p>
          </table:table-cell>
          <table:table-cell office:value-type="float" office:value="499850" table:style-name="ce46">
            <text:p>499.850</text:p>
          </table:table-cell>
          <table:table-cell office:value-type="percentage" office:value="0.77047100695327542" table:style-name="ce47">
            <text:p>77,0%</text:p>
          </table:table-cell>
          <table:table-cell office:value-type="float" office:value="413113" table:style-name="ce46">
            <text:p>413.113</text:p>
          </table:table-cell>
          <table:table-cell office:value-type="percentage" office:value="0.80041113991544699" table:style-name="ce47">
            <text:p>80,0%</text:p>
          </table:table-cell>
          <table:table-cell office:value-type="float" office:value="361332" table:style-name="ce46">
            <text:p>361.332</text:p>
          </table:table-cell>
          <table:table-cell office:value-type="percentage" office:value="0.85113219058207767" table:style-name="ce47">
            <text:p>85,1%</text:p>
          </table:table-cell>
          <table:table-cell office:value-type="float" office:value="4021612" table:style-name="ce46">
            <text:p>4.021.61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598946988264794" table:style-name="ce47">
            <text:p>89,6%</text:p>
          </table:table-cell>
          <table:table-cell office:value-type="percentage" office:value="0.79520096777899429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96" table:style-name="ce46">
            <text:p>77.496</text:p>
          </table:table-cell>
          <table:table-cell office:value-type="percentage" office:value="1" table:style-name="ce47">
            <text:p>100,0%</text:p>
          </table:table-cell>
          <table:table-cell office:value-type="float" office:value="95504" table:style-name="ce46">
            <text:p>95.504</text:p>
          </table:table-cell>
          <table:table-cell office:value-type="percentage" office:value="1" table:style-name="ce47">
            <text:p>100,0%</text:p>
          </table:table-cell>
          <table:table-cell office:value-type="float" office:value="131725" table:style-name="ce46">
            <text:p>131.725</text:p>
          </table:table-cell>
          <table:table-cell office:value-type="percentage" office:value="1.0513021061956791" table:style-name="ce47">
            <text:p>105,1%</text:p>
          </table:table-cell>
          <table:table-cell office:value-type="float" office:value="160384" table:style-name="ce46">
            <text:p>160.384</text:p>
          </table:table-cell>
          <table:table-cell office:value-type="percentage" office:value="0.9478063540090772" table:style-name="ce47">
            <text:p>94,8%</text:p>
          </table:table-cell>
          <table:table-cell office:value-type="float" office:value="144542" table:style-name="ce46">
            <text:p>144.542</text:p>
          </table:table-cell>
          <table:table-cell office:value-type="percentage" office:value="0.90625352677843685" table:style-name="ce47">
            <text:p>90,6%</text:p>
          </table:table-cell>
          <table:table-cell office:value-type="float" office:value="110860" table:style-name="ce46">
            <text:p>110.860</text:p>
          </table:table-cell>
          <table:table-cell office:value-type="percentage" office:value="0.83054263217434954" table:style-name="ce47">
            <text:p>83,1%</text:p>
          </table:table-cell>
          <table:table-cell office:value-type="float" office:value="90663" table:style-name="ce46">
            <text:p>90.663</text:p>
          </table:table-cell>
          <table:table-cell office:value-type="percentage" office:value="0.8000617719731733" table:style-name="ce47">
            <text:p>80,0%</text:p>
          </table:table-cell>
          <table:table-cell office:value-type="float" office:value="74975" table:style-name="ce46">
            <text:p>74.975</text:p>
          </table:table-cell>
          <table:table-cell office:value-type="percentage" office:value="0.88466076696165197" table:style-name="ce47">
            <text:p>88,5%</text:p>
          </table:table-cell>
          <table:table-cell office:value-type="float" office:value="886149" table:style-name="ce46">
            <text:p>886.14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942585613941986" table:style-name="ce47">
            <text:p>92,9%</text:p>
          </table:table-cell>
          <table:table-cell office:value-type="percentage" office:value="0.83285698039543721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17" table:style-name="ce46">
            <text:p>240.817</text:p>
          </table:table-cell>
          <table:table-cell office:value-type="percentage" office:value="1" table:style-name="ce47">
            <text:p>100,0%</text:p>
          </table:table-cell>
          <table:table-cell office:value-type="float" office:value="290233" table:style-name="ce46">
            <text:p>290.233</text:p>
          </table:table-cell>
          <table:table-cell office:value-type="percentage" office:value="1" table:style-name="ce47">
            <text:p>100,0%</text:p>
          </table:table-cell>
          <table:table-cell office:value-type="float" office:value="345192" table:style-name="ce46">
            <text:p>345.192</text:p>
          </table:table-cell>
          <table:table-cell office:value-type="percentage" office:value="0.99499894790546717" table:style-name="ce47">
            <text:p>99,5%</text:p>
          </table:table-cell>
          <table:table-cell office:value-type="float" office:value="389280" table:style-name="ce46">
            <text:p>389.280</text:p>
          </table:table-cell>
          <table:table-cell office:value-type="percentage" office:value="0.95907994550234177" table:style-name="ce47">
            <text:p>95,9%</text:p>
          </table:table-cell>
          <table:table-cell office:value-type="float" office:value="405706" table:style-name="ce46">
            <text:p>405.706</text:p>
          </table:table-cell>
          <table:table-cell office:value-type="percentage" office:value="0.91535825242937496" table:style-name="ce47">
            <text:p>91,5%</text:p>
          </table:table-cell>
          <table:table-cell office:value-type="float" office:value="260611" table:style-name="ce46">
            <text:p>260.611</text:p>
          </table:table-cell>
          <table:table-cell office:value-type="percentage" office:value="0.80582731410478403" table:style-name="ce47">
            <text:p>80,6%</text:p>
          </table:table-cell>
          <table:table-cell office:value-type="float" office:value="194875" table:style-name="ce46">
            <text:p>194.875</text:p>
          </table:table-cell>
          <table:table-cell office:value-type="percentage" office:value="0.84368411254605358" table:style-name="ce47">
            <text:p>84,4%</text:p>
          </table:table-cell>
          <table:table-cell office:value-type="float" office:value="166014" table:style-name="ce46">
            <text:p>166.014</text:p>
          </table:table-cell>
          <table:table-cell office:value-type="percentage" office:value="0.92226413417255992" table:style-name="ce47">
            <text:p>92,2%</text:p>
          </table:table-cell>
          <table:table-cell office:value-type="float" office:value="2292728" table:style-name="ce46">
            <text:p>2.292.72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40928100543614" table:style-name="ce47">
            <text:p>93,4%</text:p>
          </table:table-cell>
          <table:table-cell office:value-type="percentage" office:value="0.84858682243333106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6" table:style-name="ce46">
            <text:p>23.176</text:p>
          </table:table-cell>
          <table:table-cell office:value-type="percentage" office:value="1" table:style-name="ce47">
            <text:p>100,0%</text:p>
          </table:table-cell>
          <table:table-cell office:value-type="float" office:value="28572" table:style-name="ce46">
            <text:p>28.572</text:p>
          </table:table-cell>
          <table:table-cell office:value-type="percentage" office:value="1" table:style-name="ce47">
            <text:p>100,0%</text:p>
          </table:table-cell>
          <table:table-cell office:value-type="float" office:value="37522" table:style-name="ce46">
            <text:p>37.522</text:p>
          </table:table-cell>
          <table:table-cell office:value-type="percentage" office:value="0.99480354207540167" table:style-name="ce47">
            <text:p>99,5%</text:p>
          </table:table-cell>
          <table:table-cell office:value-type="float" office:value="44822" table:style-name="ce46">
            <text:p>44.822</text:p>
          </table:table-cell>
          <table:table-cell office:value-type="percentage" office:value="0.9403742866733803" table:style-name="ce47">
            <text:p>94,0%</text:p>
          </table:table-cell>
          <table:table-cell office:value-type="float" office:value="46894" table:style-name="ce46">
            <text:p>46.894</text:p>
          </table:table-cell>
          <table:table-cell office:value-type="percentage" office:value="0.88567813096114978" table:style-name="ce47">
            <text:p>88,6%</text:p>
          </table:table-cell>
          <table:table-cell office:value-type="float" office:value="30558" table:style-name="ce46">
            <text:p>30.558</text:p>
          </table:table-cell>
          <table:table-cell office:value-type="percentage" office:value="0.77718151529794754" table:style-name="ce47">
            <text:p>77,7%</text:p>
          </table:table-cell>
          <table:table-cell office:value-type="float" office:value="23420" table:style-name="ce46">
            <text:p>23.420</text:p>
          </table:table-cell>
          <table:table-cell office:value-type="percentage" office:value="0.76892770372315977" table:style-name="ce47">
            <text:p>76,9%</text:p>
          </table:table-cell>
          <table:table-cell office:value-type="float" office:value="21395" table:style-name="ce46">
            <text:p>21.395</text:p>
          </table:table-cell>
          <table:table-cell office:value-type="percentage" office:value="0.83796804010653303" table:style-name="ce47">
            <text:p>83,8%</text:p>
          </table:table-cell>
          <table:table-cell office:value-type="float" office:value="256359" table:style-name="ce46">
            <text:p>256.35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276789801739621" table:style-name="ce47">
            <text:p>90,3%</text:p>
          </table:table-cell>
          <table:table-cell office:value-type="percentage" office:value="0.80133723438174009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313" table:style-name="ce46">
            <text:p>371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09367" table:style-name="ce46">
            <text:p>509.367</text:p>
          </table:table-cell>
          <table:table-cell office:value-type="percentage" office:value="0.9682292270581907" table:style-name="ce47">
            <text:p>96,8%</text:p>
          </table:table-cell>
          <table:table-cell office:value-type="float" office:value="677752" table:style-name="ce46">
            <text:p>677.752</text:p>
          </table:table-cell>
          <table:table-cell office:value-type="percentage" office:value="0.96364259380114115" table:style-name="ce47">
            <text:p>96,4%</text:p>
          </table:table-cell>
          <table:table-cell office:value-type="float" office:value="935254" table:style-name="ce46">
            <text:p>935.254</text:p>
          </table:table-cell>
          <table:table-cell office:value-type="percentage" office:value="0.9614209952270959" table:style-name="ce47">
            <text:p>96,1%</text:p>
          </table:table-cell>
          <table:table-cell office:value-type="float" office:value="1016387" table:style-name="ce46">
            <text:p>1.016.387</text:p>
          </table:table-cell>
          <table:table-cell office:value-type="percentage" office:value="0.87170864455462438" table:style-name="ce47">
            <text:p>87,2%</text:p>
          </table:table-cell>
          <table:table-cell office:value-type="float" office:value="728000" table:style-name="ce46">
            <text:p>728.000</text:p>
          </table:table-cell>
          <table:table-cell office:value-type="percentage" office:value="0.7666062929109978" table:style-name="ce47">
            <text:p>76,7%</text:p>
          </table:table-cell>
          <table:table-cell office:value-type="float" office:value="579590" table:style-name="ce46">
            <text:p>579.590</text:p>
          </table:table-cell>
          <table:table-cell office:value-type="percentage" office:value="0.78061887605643288" table:style-name="ce47">
            <text:p>78,1%</text:p>
          </table:table-cell>
          <table:table-cell office:value-type="float" office:value="444834" table:style-name="ce46">
            <text:p>444.834</text:p>
          </table:table-cell>
          <table:table-cell office:value-type="percentage" office:value="0.8036138179216753" table:style-name="ce47">
            <text:p>80,4%</text:p>
          </table:table-cell>
          <table:table-cell office:value-type="float" office:value="5262497" table:style-name="ce46">
            <text:p>5.262.49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031991638587026" table:style-name="ce47">
            <text:p>88,0%</text:p>
          </table:table-cell>
          <table:table-cell office:value-type="percentage" office:value="0.77619232058110699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0" table:style-name="ce46">
            <text:p>73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02543" table:style-name="ce46">
            <text:p>102.543</text:p>
          </table:table-cell>
          <table:table-cell office:value-type="percentage" office:value="0.99654029679588718" table:style-name="ce47">
            <text:p>99,7%</text:p>
          </table:table-cell>
          <table:table-cell office:value-type="float" office:value="145905" table:style-name="ce46">
            <text:p>145.905</text:p>
          </table:table-cell>
          <table:table-cell office:value-type="percentage" office:value="0.99316583735509734" table:style-name="ce47">
            <text:p>99,3%</text:p>
          </table:table-cell>
          <table:table-cell office:value-type="float" office:value="205102" table:style-name="ce46">
            <text:p>205.102</text:p>
          </table:table-cell>
          <table:table-cell office:value-type="percentage" office:value="0.96176426454589792" table:style-name="ce47">
            <text:p>96,2%</text:p>
          </table:table-cell>
          <table:table-cell office:value-type="float" office:value="227192" table:style-name="ce46">
            <text:p>227.192</text:p>
          </table:table-cell>
          <table:table-cell office:value-type="percentage" office:value="0.89390416160090025" table:style-name="ce47">
            <text:p>89,4%</text:p>
          </table:table-cell>
          <table:table-cell office:value-type="float" office:value="162107" table:style-name="ce46">
            <text:p>162.107</text:p>
          </table:table-cell>
          <table:table-cell office:value-type="percentage" office:value="0.77562044563953625" table:style-name="ce47">
            <text:p>77,6%</text:p>
          </table:table-cell>
          <table:table-cell office:value-type="float" office:value="134864" table:style-name="ce46">
            <text:p>134.864</text:p>
          </table:table-cell>
          <table:table-cell office:value-type="percentage" office:value="0.78296409827690305" table:style-name="ce47">
            <text:p>78,3%</text:p>
          </table:table-cell>
          <table:table-cell office:value-type="float" office:value="115881" table:style-name="ce46">
            <text:p>115.881</text:p>
          </table:table-cell>
          <table:table-cell office:value-type="percentage" office:value="0.81667300942957421" table:style-name="ce47">
            <text:p>81,7%</text:p>
          </table:table-cell>
          <table:table-cell office:value-type="float" office:value="1166834" table:style-name="ce46">
            <text:p>1.166.83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06198359408215" table:style-name="ce47">
            <text:p>89,1%</text:p>
          </table:table-cell>
          <table:table-cell office:value-type="percentage" office:value="0.77209808297893601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30" table:style-name="ce46">
            <text:p>42.130</text:p>
          </table:table-cell>
          <table:table-cell office:value-type="percentage" office:value="1" table:style-name="ce47">
            <text:p>100,0%</text:p>
          </table:table-cell>
          <table:table-cell office:value-type="float" office:value="55763" table:style-name="ce46">
            <text:p>55.763</text:p>
          </table:table-cell>
          <table:table-cell office:value-type="percentage" office:value="0.99948021221680527" table:style-name="ce47">
            <text:p>99,9%</text:p>
          </table:table-cell>
          <table:table-cell office:value-type="float" office:value="71753" table:style-name="ce46">
            <text:p>71.753</text:p>
          </table:table-cell>
          <table:table-cell office:value-type="percentage" office:value="0.97168354910351551" table:style-name="ce47">
            <text:p>97,2%</text:p>
          </table:table-cell>
          <table:table-cell office:value-type="float" office:value="91363" table:style-name="ce46">
            <text:p>91.363</text:p>
          </table:table-cell>
          <table:table-cell office:value-type="percentage" office:value="0.94486731338035457" table:style-name="ce47">
            <text:p>94,5%</text:p>
          </table:table-cell>
          <table:table-cell office:value-type="float" office:value="94623" table:style-name="ce46">
            <text:p>94.623</text:p>
          </table:table-cell>
          <table:table-cell office:value-type="percentage" office:value="0.87612266439510378" table:style-name="ce47">
            <text:p>87,6%</text:p>
          </table:table-cell>
          <table:table-cell office:value-type="float" office:value="63155" table:style-name="ce46">
            <text:p>63.155</text:p>
          </table:table-cell>
          <table:table-cell office:value-type="percentage" office:value="0.7764227142523451" table:style-name="ce47">
            <text:p>77,6%</text:p>
          </table:table-cell>
          <table:table-cell office:value-type="float" office:value="55752" table:style-name="ce46">
            <text:p>55.752</text:p>
          </table:table-cell>
          <table:table-cell office:value-type="percentage" office:value="0.81835395658109122" table:style-name="ce47">
            <text:p>81,8%</text:p>
          </table:table-cell>
          <table:table-cell office:value-type="float" office:value="48482" table:style-name="ce46">
            <text:p>48.482</text:p>
          </table:table-cell>
          <table:table-cell office:value-type="percentage" office:value="0.85979286372987163" table:style-name="ce47">
            <text:p>86,0%</text:p>
          </table:table-cell>
          <table:table-cell office:value-type="float" office:value="523021" table:style-name="ce46">
            <text:p>523.02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966010382658412" table:style-name="ce47">
            <text:p>90,0%</text:p>
          </table:table-cell>
          <table:table-cell office:value-type="percentage" office:value="0.79102143536646419" table:style-name="ce47">
            <text:p>7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73" table:style-name="ce46">
            <text:p>161.973</text:p>
          </table:table-cell>
          <table:table-cell office:value-type="percentage" office:value="1.0254700854700856" table:style-name="ce47">
            <text:p>102,5%</text:p>
          </table:table-cell>
          <table:table-cell office:value-type="float" office:value="212251" table:style-name="ce46">
            <text:p>212.251</text:p>
          </table:table-cell>
          <table:table-cell office:value-type="percentage" office:value="0.99610476767051026" table:style-name="ce47">
            <text:p>99,6%</text:p>
          </table:table-cell>
          <table:table-cell office:value-type="float" office:value="273510" table:style-name="ce46">
            <text:p>273.510</text:p>
          </table:table-cell>
          <table:table-cell office:value-type="percentage" office:value="0.9764064558277018" table:style-name="ce47">
            <text:p>97,6%</text:p>
          </table:table-cell>
          <table:table-cell office:value-type="float" office:value="320908" table:style-name="ce46">
            <text:p>320.908</text:p>
          </table:table-cell>
          <table:table-cell office:value-type="percentage" office:value="0.94391091162049201" table:style-name="ce47">
            <text:p>94,4%</text:p>
          </table:table-cell>
          <table:table-cell office:value-type="float" office:value="316516" table:style-name="ce46">
            <text:p>316.516</text:p>
          </table:table-cell>
          <table:table-cell office:value-type="percentage" office:value="0.87403246873386298" table:style-name="ce47">
            <text:p>87,4%</text:p>
          </table:table-cell>
          <table:table-cell office:value-type="float" office:value="198373" table:style-name="ce46">
            <text:p>198.373</text:p>
          </table:table-cell>
          <table:table-cell office:value-type="percentage" office:value="0.76138295789946386" table:style-name="ce47">
            <text:p>76,1%</text:p>
          </table:table-cell>
          <table:table-cell office:value-type="float" office:value="159845" table:style-name="ce46">
            <text:p>159.845</text:p>
          </table:table-cell>
          <table:table-cell office:value-type="percentage" office:value="0.79314160389810151" table:style-name="ce47">
            <text:p>79,3%</text:p>
          </table:table-cell>
          <table:table-cell office:value-type="float" office:value="143942" table:style-name="ce46">
            <text:p>143.942</text:p>
          </table:table-cell>
          <table:table-cell office:value-type="percentage" office:value="0.85371813577215516" table:style-name="ce47">
            <text:p>85,4%</text:p>
          </table:table-cell>
          <table:table-cell office:value-type="float" office:value="1787318" table:style-name="ce46">
            <text:p>1.787.31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089180989574802" table:style-name="ce47">
            <text:p>90,1%</text:p>
          </table:table-cell>
          <table:table-cell office:value-type="percentage" office:value="0.80491546063416231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3" table:style-name="ce46">
            <text:p>2.383</text:p>
          </table:table-cell>
          <table:table-cell office:value-type="percentage" office:value="0.91477927063339737" table:style-name="ce47">
            <text:p>91,5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5" table:style-name="ce46">
            <text:p>7.545</text:p>
          </table:table-cell>
          <table:table-cell office:value-type="percentage" office:value="0.9602901870943108" table:style-name="ce47">
            <text:p>96,0%</text:p>
          </table:table-cell>
          <table:table-cell office:value-type="float" office:value="10468" table:style-name="ce46">
            <text:p>10.468</text:p>
          </table:table-cell>
          <table:table-cell office:value-type="percentage" office:value="0.90584977500865349" table:style-name="ce47">
            <text:p>90,6%</text:p>
          </table:table-cell>
          <table:table-cell office:value-type="float" office:value="10936" table:style-name="ce46">
            <text:p>10.936</text:p>
          </table:table-cell>
          <table:table-cell office:value-type="percentage" office:value="0.86505299794336343" table:style-name="ce47">
            <text:p>86,5%</text:p>
          </table:table-cell>
          <table:table-cell office:value-type="float" office:value="8882" table:style-name="ce46">
            <text:p>8.882</text:p>
          </table:table-cell>
          <table:table-cell office:value-type="percentage" office:value="0.74676307381873208" table:style-name="ce47">
            <text:p>74,7%</text:p>
          </table:table-cell>
          <table:table-cell office:value-type="float" office:value="8526" table:style-name="ce46">
            <text:p>8.526</text:p>
          </table:table-cell>
          <table:table-cell office:value-type="percentage" office:value="0.77742317862678945" table:style-name="ce47">
            <text:p>77,7%</text:p>
          </table:table-cell>
          <table:table-cell office:value-type="float" office:value="7825" table:style-name="ce46">
            <text:p>7.825</text:p>
          </table:table-cell>
          <table:table-cell office:value-type="percentage" office:value="0.85744028051720356" table:style-name="ce47">
            <text:p>85,7%</text:p>
          </table:table-cell>
          <table:table-cell office:value-type="float" office:value="60427" table:style-name="ce46">
            <text:p>60.42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150426266469381" table:style-name="ce47">
            <text:p>85,2%</text:p>
          </table:table-cell>
          <table:table-cell office:value-type="percentage" office:value="0.71764328638274621" table:style-name="ce47">
            <text:p>7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9" table:style-name="ce46">
            <text:p>3.259</text:p>
          </table:table-cell>
          <table:table-cell office:value-type="percentage" office:value="0.86953041622198501" table:style-name="ce47">
            <text:p>87,0%</text:p>
          </table:table-cell>
          <table:table-cell office:value-type="float" office:value="7043" table:style-name="ce46">
            <text:p>7.043</text:p>
          </table:table-cell>
          <table:table-cell office:value-type="percentage" office:value="0.89983390826625786" table:style-name="ce47">
            <text:p>90,0%</text:p>
          </table:table-cell>
          <table:table-cell office:value-type="float" office:value="9519" table:style-name="ce46">
            <text:p>9.519</text:p>
          </table:table-cell>
          <table:table-cell office:value-type="percentage" office:value="0.84246393486149218" table:style-name="ce47">
            <text:p>84,2%</text:p>
          </table:table-cell>
          <table:table-cell office:value-type="float" office:value="9874" table:style-name="ce46">
            <text:p>9.874</text:p>
          </table:table-cell>
          <table:table-cell office:value-type="percentage" office:value="0.82269621729711717" table:style-name="ce47">
            <text:p>82,3%</text:p>
          </table:table-cell>
          <table:table-cell office:value-type="float" office:value="8347" table:style-name="ce46">
            <text:p>8.347</text:p>
          </table:table-cell>
          <table:table-cell office:value-type="percentage" office:value="0.68795846039726372" table:style-name="ce47">
            <text:p>68,8%</text:p>
          </table:table-cell>
          <table:table-cell office:value-type="float" office:value="8178" table:style-name="ce46">
            <text:p>8.178</text:p>
          </table:table-cell>
          <table:table-cell office:value-type="percentage" office:value="0.6817840766986244" table:style-name="ce47">
            <text:p>68,2%</text:p>
          </table:table-cell>
          <table:table-cell office:value-type="float" office:value="7405" table:style-name="ce46">
            <text:p>7.405</text:p>
          </table:table-cell>
          <table:table-cell office:value-type="percentage" office:value="0.77344892416962607" table:style-name="ce47">
            <text:p>77,3%</text:p>
          </table:table-cell>
          <table:table-cell office:value-type="float" office:value="55595" table:style-name="ce46">
            <text:p>55.59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383408293033685" table:style-name="ce47">
            <text:p>78,4%</text:p>
          </table:table-cell>
          <table:table-cell office:value-type="percentage" office:value="0.63846524874821997" table:style-name="ce47">
            <text:p>63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7" table:style-name="ce46">
            <text:p>3.527</text:p>
          </table:table-cell>
          <table:table-cell office:value-type="string" table:style-name="ce47">
            <text:p>-</text:p>
          </table:table-cell>
          <table:table-cell office:value-type="float" office:value="9173" table:style-name="ce46">
            <text:p>9.173</text:p>
          </table:table-cell>
          <table:table-cell office:value-type="string" table:style-name="ce47">
            <text:p>-</text:p>
          </table:table-cell>
          <table:table-cell office:value-type="float" office:value="21301" table:style-name="ce46">
            <text:p>21.301</text:p>
          </table:table-cell>
          <table:table-cell office:value-type="string" table:style-name="ce47">
            <text:p>-</text:p>
          </table:table-cell>
          <table:table-cell office:value-type="float" office:value="30857" table:style-name="ce46">
            <text:p>30.857</text:p>
          </table:table-cell>
          <table:table-cell office:value-type="string" table:style-name="ce47">
            <text:p>-</text:p>
          </table:table-cell>
          <table:table-cell office:value-type="float" office:value="22923" table:style-name="ce46">
            <text:p>22.923</text:p>
          </table:table-cell>
          <table:table-cell office:value-type="string" table:style-name="ce47">
            <text:p>-</text:p>
          </table:table-cell>
          <table:table-cell office:value-type="float" office:value="1184" table:style-name="ce46">
            <text:p>1.184</text:p>
          </table:table-cell>
          <table:table-cell office:value-type="string" table:style-name="ce47">
            <text:p>-</text:p>
          </table:table-cell>
          <table:table-cell office:value-type="float" office:value="89007" table:style-name="ce46">
            <text:p>89.00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08" table:style-name="ce49">
            <text:p>708</text:p>
          </table:table-cell>
          <table:table-cell office:value-type="string" table:style-name="ce50">
            <text:p>-</text:p>
          </table:table-cell>
          <table:table-cell office:value-type="float" office:value="1357" table:style-name="ce49">
            <text:p>1.357</text:p>
          </table:table-cell>
          <table:table-cell office:value-type="string" table:style-name="ce50">
            <text:p>-</text:p>
          </table:table-cell>
          <table:table-cell office:value-type="float" office:value="1598" table:style-name="ce49">
            <text:p>1.598</text:p>
          </table:table-cell>
          <table:table-cell office:value-type="string" table:style-name="ce50">
            <text:p>-</text:p>
          </table:table-cell>
          <table:table-cell office:value-type="float" office:value="1317" table:style-name="ce49">
            <text:p>1.317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442" table:style-name="ce49">
            <text:p>5.44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7629" table:style-name="ce53">
            <text:p>2.907.629</text:p>
          </table:table-cell>
          <table:table-cell office:value-type="percentage" office:value="1" table:style-name="ce54">
            <text:p>100,0%</text:p>
          </table:table-cell>
          <table:table-cell office:value-type="float" office:value="3922628" table:style-name="ce53">
            <text:p>3.922.628</text:p>
          </table:table-cell>
          <table:table-cell office:value-type="percentage" office:value="0.99055136999705806" table:style-name="ce54">
            <text:p>99,1%</text:p>
          </table:table-cell>
          <table:table-cell office:value-type="float" office:value="5221642" table:style-name="ce53">
            <text:p>5.221.642</text:p>
          </table:table-cell>
          <table:table-cell office:value-type="percentage" office:value="0.97838780165434203" table:style-name="ce54">
            <text:p>97,8%</text:p>
          </table:table-cell>
          <table:table-cell office:value-type="float" office:value="6627139" table:style-name="ce53">
            <text:p>6.627.139</text:p>
          </table:table-cell>
          <table:table-cell office:value-type="percentage" office:value="0.94225091301302688" table:style-name="ce54">
            <text:p>94,2%</text:p>
          </table:table-cell>
          <table:table-cell office:value-type="float" office:value="6891993" table:style-name="ce53">
            <text:p>6.891.993</text:p>
          </table:table-cell>
          <table:table-cell office:value-type="percentage" office:value="0.87331762323047513" table:style-name="ce54">
            <text:p>87,3%</text:p>
          </table:table-cell>
          <table:table-cell office:value-type="float" office:value="4790959" table:style-name="ce53">
            <text:p>4.790.959</text:p>
          </table:table-cell>
          <table:table-cell office:value-type="percentage" office:value="0.76896454370608125" table:style-name="ce54">
            <text:p>76,9%</text:p>
          </table:table-cell>
          <table:table-cell office:value-type="float" office:value="3869099" table:style-name="ce53">
            <text:p>3.869.099</text:p>
          </table:table-cell>
          <table:table-cell office:value-type="percentage" office:value="0.78248345683406684" table:style-name="ce54">
            <text:p>78,2%</text:p>
          </table:table-cell>
          <table:table-cell office:value-type="float" office:value="3249437" table:style-name="ce53">
            <text:p>3.249.437</text:p>
          </table:table-cell>
          <table:table-cell office:value-type="percentage" office:value="0.83561310941536548" table:style-name="ce54">
            <text:p>83,6%</text:p>
          </table:table-cell>
          <table:table-cell office:value-type="float" office:value="37480526" table:style-name="ce53">
            <text:p>37.480.52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985469954565577" table:style-name="ce54">
            <text:p>89,0%</text:p>
          </table:table-cell>
          <table:table-cell office:value-type="percentage" office:value="0.7898819398073309" table:style-name="ce54">
            <text:p>79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'http://20211116_Reporte_GIV_3DOSIS_INE20_Q4_REGULARIZACION_DIANA_v2.xlsx'#Hoja2" table:style-name="ta2">
        <table:table-source xlink:href="http://20211116_Reporte_GIV_3DOSIS_INE20_Q4_REGULARIZACION_DIANA_v2.xlsx" table:table-name="Hoja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FORME_V3" table:style-name="ta2">
        <table:table-source xlink:href="http://20211116_Reporte_GIV_3DOSIS_INE20_Q4_REGULARIZACION_DIANA_v2.xlsx" table:table-name="INFORME_V3" table:mode="copy-results-only"/>
        <table:table-column/>
        <table:table-row table:number-rows-repeated="48">
          <table:table-cell table:number-columns-repeated="16384"/>
        </table:table-row>
        <table:table-row>
          <table:table-cell table:number-columns-repeated="3"/>
          <table:table-cell office:value-type="float" office:value="7451975"/>
          <table:table-cell office:value-type="float" office:value="6866794"/>
          <table:table-cell office:value-type="float" office:value="0.92147303231693611"/>
          <table:table-cell office:value-type="float" office:value="6765579"/>
          <table:table-cell office:value-type="float" office:value="0.90789072695493478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1185134"/>
          <table:table-cell office:value-type="float" office:value="1069135"/>
          <table:table-cell office:value-type="float" office:value="0.90212161662731805"/>
          <table:table-cell office:value-type="float" office:value="1050986"/>
          <table:table-cell office:value-type="float" office:value="0.88680773650912048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933927"/>
          <table:table-cell office:value-type="float" office:value="874610"/>
          <table:table-cell office:value-type="float" office:value="0.93648647056996959"/>
          <table:table-cell office:value-type="float" office:value="866750"/>
          <table:table-cell office:value-type="float" office:value="0.92807039522360957"/>
          <table:table-cell office:value-type="float" office:value="44514"/>
          <table:table-cell table:number-columns-repeated="16375"/>
        </table:table-row>
        <table:table-row>
          <table:table-cell table:number-columns-repeated="3"/>
          <table:table-cell office:value-type="float" office:value="1034867"/>
          <table:table-cell office:value-type="float" office:value="862154"/>
          <table:table-cell office:value-type="float" office:value="0.83310608996131874"/>
          <table:table-cell office:value-type="float" office:value="846209"/>
          <table:table-cell office:value-type="float" office:value="0.81769831292330319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1960774"/>
          <table:table-cell office:value-type="float" office:value="1684980"/>
          <table:table-cell office:value-type="float" office:value="0.85934432015112394"/>
          <table:table-cell office:value-type="float" office:value="1645837"/>
          <table:table-cell office:value-type="float" office:value="0.83938128514555987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524127"/>
          <table:table-cell office:value-type="float" office:value="483698"/>
          <table:table-cell office:value-type="float" office:value="0.92286411499502985"/>
          <table:table-cell office:value-type="float" office:value="479520"/>
          <table:table-cell office:value-type="float" office:value="0.9148927645398921"/>
          <table:table-cell office:value-type="float" office:value="44514"/>
          <table:table-cell table:number-columns-repeated="16375"/>
        </table:table-row>
        <table:table-row>
          <table:table-cell table:number-columns-repeated="3"/>
          <table:table-cell office:value-type="float" office:value="2176253"/>
          <table:table-cell office:value-type="float" office:value="2008002"/>
          <table:table-cell office:value-type="float" office:value="0.92268775735174169"/>
          <table:table-cell office:value-type="float" office:value="1971184"/>
          <table:table-cell office:value-type="float" office:value="0.90576968762363563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1808784"/>
          <table:table-cell office:value-type="float" office:value="1623150"/>
          <table:table-cell office:value-type="float" office:value="0.89737083034790222"/>
          <table:table-cell office:value-type="float" office:value="1566432"/>
          <table:table-cell office:value-type="float" office:value="0.86601385240028661"/>
          <table:table-cell office:value-type="float" office:value="44513"/>
          <table:table-cell table:number-columns-repeated="16375"/>
        </table:table-row>
        <table:table-row>
          <table:table-cell table:number-columns-repeated="3"/>
          <table:table-cell office:value-type="float" office:value="6868360"/>
          <table:table-cell office:value-type="float" office:value="6003189"/>
          <table:table-cell office:value-type="float" office:value="0.87403528644392547"/>
          <table:table-cell office:value-type="float" office:value="5881040"/>
          <table:table-cell office:value-type="float" office:value="0.85625098276735645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4488459"/>
          <table:table-cell office:value-type="float" office:value="4085320"/>
          <table:table-cell office:value-type="float" office:value="0.91018320541638009"/>
          <table:table-cell office:value-type="float" office:value="4021612"/>
          <table:table-cell office:value-type="float" office:value="0.89598946988264794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953437"/>
          <table:table-cell office:value-type="float" office:value="899906"/>
          <table:table-cell office:value-type="float" office:value="0.94385470670846627"/>
          <table:table-cell office:value-type="float" office:value="886149"/>
          <table:table-cell office:value-type="float" office:value="0.92942585613941986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2454497"/>
          <table:table-cell office:value-type="float" office:value="2312889"/>
          <table:table-cell office:value-type="float" office:value="0.94230671294362955"/>
          <table:table-cell office:value-type="float" office:value="2292728"/>
          <table:table-cell office:value-type="float" office:value="0.9340928100543614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283970"/>
          <table:table-cell office:value-type="float" office:value="261083"/>
          <table:table-cell office:value-type="float" office:value="0.91940345811177238"/>
          <table:table-cell office:value-type="float" office:value="256359"/>
          <table:table-cell office:value-type="float" office:value="0.90276789801739621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5977937"/>
          <table:table-cell office:value-type="float" office:value="5370852"/>
          <table:table-cell office:value-type="float" office:value="0.89844573470747513"/>
          <table:table-cell office:value-type="float" office:value="5262497"/>
          <table:table-cell office:value-type="float" office:value="0.88031991638587026"/>
          <table:table-cell office:value-type="float" office:value="44514"/>
          <table:table-cell table:number-columns-repeated="16375"/>
        </table:table-row>
        <table:table-row>
          <table:table-cell table:number-columns-repeated="3"/>
          <table:table-cell office:value-type="float" office:value="1310137"/>
          <table:table-cell office:value-type="float" office:value="1196712"/>
          <table:table-cell office:value-type="float" office:value="0.91342508455222626"/>
          <table:table-cell office:value-type="float" office:value="1166834"/>
          <table:table-cell office:value-type="float" office:value="0.8906198359408215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581354"/>
          <table:table-cell office:value-type="float" office:value="529036"/>
          <table:table-cell office:value-type="float" office:value="0.91000663967221351"/>
          <table:table-cell office:value-type="float" office:value="523021"/>
          <table:table-cell office:value-type="float" office:value="0.89966010382658412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1983943"/>
          <table:table-cell office:value-type="float" office:value="1817581"/>
          <table:table-cell office:value-type="float" office:value="0.91614577636555083"/>
          <table:table-cell office:value-type="float" office:value="1787318"/>
          <table:table-cell office:value-type="float" office:value="0.90089180989574802"/>
          <table:table-cell office:value-type="float" office:value="44514"/>
          <table:table-cell table:number-columns-repeated="16375"/>
        </table:table-row>
        <table:table-row>
          <table:table-cell table:number-columns-repeated="3"/>
          <table:table-cell office:value-type="float" office:value="70965"/>
          <table:table-cell office:value-type="float" office:value="62983"/>
          <table:table-cell office:value-type="float" office:value="0.88752201789614604"/>
          <table:table-cell office:value-type="float" office:value="60427"/>
          <table:table-cell office:value-type="float" office:value="0.85150426266469381"/>
          <table:table-cell office:value-type="float" office:value="44512"/>
          <table:table-cell table:number-columns-repeated="16375"/>
        </table:table-row>
        <table:table-row>
          <table:table-cell table:number-columns-repeated="3"/>
          <table:table-cell office:value-type="float" office:value="70927"/>
          <table:table-cell office:value-type="float" office:value="58158"/>
          <table:table-cell office:value-type="float" office:value="0.819969828133151"/>
          <table:table-cell office:value-type="float" office:value="55595"/>
          <table:table-cell office:value-type="float" office:value="0.78383408293033685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string" office:string-value="-"/>
          <table:table-cell office:value-type="float" office:value="95173"/>
          <table:table-cell office:value-type="string" office:string-value="-"/>
          <table:table-cell office:value-type="float" office:value="89007"/>
          <table:table-cell office:value-type="string" office:string-value="-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string" office:string-value="-"/>
          <table:table-cell office:value-type="float" office:value="5621"/>
          <table:table-cell office:value-type="string" office:string-value="-"/>
          <table:table-cell office:value-type="float" office:value="5442"/>
          <table:table-cell office:value-type="string" office:string-value="-"/>
          <table:table-cell office:value-type="float" office:value="44515"/>
          <table:table-cell table:number-columns-repeated="16375"/>
        </table:table-row>
        <table:table-row>
          <table:table-cell table:number-columns-repeated="3"/>
          <table:table-cell office:value-type="float" office:value="42119827"/>
          <table:table-cell office:value-type="float" office:value="38171026"/>
          <table:table-cell office:value-type="float" office:value="0.90624840410669305"/>
          <table:table-cell office:value-type="float" office:value="37480526"/>
          <table:table-cell office:value-type="float" office:value="0.88985469954565577"/>
          <table:table-cell table:number-columns-repeated="16376"/>
        </table:table-row>
        <table:table-row table:number-rows-repeated="1048506">
          <table:table-cell table:number-columns-repeated="16376"/>
        </table:table-row>
      </table:table>
      <table:table table:name="'http://20211116_Reporte_GIV_3DOSIS_INE20_Q4_REGULARIZACION_DIANA_v2.xlsx'#COBERTURA_D3_MAYOR70" table:style-name="ta2">
        <table:table-source xlink:href="http://20211116_Reporte_GIV_3DOSIS_INE20_Q4_REGULARIZACION_DIANA_v2.xlsx" table:table-name="COBERTURA_D3_MAYOR7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DOSIS3" table:style-name="ta2">
        <table:table-source xlink:href="http://20211116_Reporte_GIV_3DOSIS_INE20_Q4_REGULARIZACION_DIANA_v2.xlsx" table:table-name="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PUT_2" table:style-name="ta2">
        <table:table-source xlink:href="http://20211116_Reporte_GIV_3DOSIS_INE20_Q4_REGULARIZACION_DIANA_v2.xlsx" table:table-name="INPU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forme_1" table:style-name="ta2">
        <table:table-source xlink:href="http://20211116_Reporte_GIV_3DOSIS_INE20_Q4_REGULARIZACION_DIANA_v2.xlsx" table:table-name="Informe_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QUERY_REGVACU" table:style-name="ta2">
        <table:table-source xlink:href="http://20211116_Reporte_GIV_3DOSIS_INE20_Q4_REGULARIZACION_DIANA_v2.xlsx" table:table-name="QUERY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DATOS_INFORME" table:style-name="ta2">
        <table:table-source xlink:href="http://20211116_Reporte_GIV_3DOSIS_INE20_Q4_REGULARIZACION_DIANA_v2.xlsx" table:table-name="DATOS_INFORM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vacunas" table:style-name="ta2">
        <table:table-source xlink:href="http://20211116_Reporte_GIV_3DOSIS_INE20_Q4_REGULARIZACION_DIANA_v2.xlsx" table:table-name="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PUT" table:style-name="ta2">
        <table:table-source xlink:href="http://20211116_Reporte_GIV_3DOSIS_INE20_Q4_REGULARIZACION_DIANA_v2.xlsx" table:table-name="INPU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FORME_V1" table:style-name="ta2">
        <table:table-source xlink:href="http://20211116_Reporte_GIV_3DOSIS_INE20_Q4_REGULARIZACION_DIANA_v2.xlsx" table:table-name="INFORME_V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FORME_V2" table:style-name="ta2">
        <table:table-source xlink:href="http://20211116_Reporte_GIV_3DOSIS_INE20_Q4_REGULARIZACION_DIANA_v2.xlsx" table:table-name="INFORME_V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Hoja4" table:style-name="ta2">
        <table:table-source xlink:href="http://20211116_Reporte_GIV_3DOSIS_INE20_Q4_REGULARIZACION_DIANA_v2.xlsx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Formato_Informe_C__Valenciana" table:style-name="ta2">
        <table:table-source xlink:href="http://20211116_Reporte_GIV_3DOSIS_INE20_Q4_REGULARIZACION_DIANA_v2.xlsx" table:table-name="Formato_Informe_C__Valencian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QUERY_NUEVA_REGVACU" table:style-name="ta2">
        <table:table-source xlink:href="http://20211116_Reporte_GIV_3DOSIS_INE20_Q4_REGULARIZACION_DIANA_v2.xlsx" table:table-name="QUERY_NUEVA_REGVACU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PUT2" table:style-name="ta2">
        <table:table-source xlink:href="http://20211116_Reporte_GIV_3DOSIS_INE20_Q4_REGULARIZACION_DIANA_v2.xlsx" table:table-name="INPUT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DATOS_INFORME2" table:style-name="ta2">
        <table:table-source xlink:href="http://20211116_Reporte_GIV_3DOSIS_INE20_Q4_REGULARIZACION_DIANA_v2.xlsx" table:table-name="DATOS_INFORME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FORME_V1_(2)" table:style-name="ta2">
        <table:table-source xlink:href="http://20211116_Reporte_GIV_3DOSIS_INE20_Q4_REGULARIZACION_DIANA_v2.xlsx" table:table-name="INFORME_V1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Comparativa_Nuevas_Querys_" table:style-name="ta2">
        <table:table-source xlink:href="http://20211116_Reporte_GIV_3DOSIS_INE20_Q4_REGULARIZACION_DIANA_v2.xlsx" table:table-name="Comparativa_Nuevas_Querys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PERSONAS" table:style-name="ta2">
        <table:table-source xlink:href="http://20211116_Reporte_GIV_3DOSIS_INE20_Q4_REGULARIZACION_DIANA_v2.xlsx" table:table-name="PERSON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COMPRAS" table:style-name="ta2">
        <table:table-source xlink:href="http://20211116_Reporte_GIV_3DOSIS_INE20_Q4_REGULARIZACION_DIANA_v2.xlsx" table:table-name="COMPR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detallePedido" table:style-name="ta2">
        <table:table-source xlink:href="http://20211116_Reporte_GIV_3DOSIS_INE20_Q4_REGULARIZACION_DIANA_v2.xlsx" table:table-name="detalle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pedido" table:style-name="ta2">
        <table:table-source xlink:href="http://20211116_Reporte_GIV_3DOSIS_INE20_Q4_REGULARIZACION_DIANA_v2.xlsx" table:table-name="pedido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Entregas" table:style-name="ta2">
        <table:table-source xlink:href="http://20211116_Reporte_GIV_3DOSIS_INE20_Q4_REGULARIZACION_DIANA_v2.xlsx" table:table-name="Entreg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detalleEntrega" table:style-name="ta2">
        <table:table-source xlink:href="http://20211116_Reporte_GIV_3DOSIS_INE20_Q4_REGULARIZACION_DIANA_v2.xlsx" table:table-name="detalleEntrega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cidencias" table:style-name="ta2">
        <table:table-source xlink:href="http://20211116_Reporte_GIV_3DOSIS_INE20_Q4_REGULARIZACION_DIANA_v2.xlsx" table:table-name="incidencia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BB_DD_Ent" table:style-name="ta2">
        <table:table-source xlink:href="http://20211116_Reporte_GIV_3DOSIS_INE20_Q4_REGULARIZACION_DIANA_v2.xlsx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Hoja1" table:style-name="ta2">
        <table:table-source xlink:href="http://20211116_Reporte_GIV_3DOSIS_INE20_Q4_REGULARIZACION_DIANA_v2.xlsx" table:table-name="Hoja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Institucionalizados" table:style-name="ta2">
        <table:table-source xlink:href="http://20211116_Reporte_GIV_3DOSIS_INE20_Q4_REGULARIZACION_DIANA_v2.xlsx" table:table-name="Institucionaliz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Puntos_de_entrega_" table:style-name="ta2">
        <table:table-source xlink:href="http://20211116_Reporte_GIV_3DOSIS_INE20_Q4_REGULARIZACION_DIANA_v2.xlsx" table:table-name="Puntos_de_entrega_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Comunicación" table:style-name="ta2">
        <table:table-source xlink:href="http://20211116_Reporte_GIV_3DOSIS_INE20_Q4_REGULARIZACION_DIANA_v2.xlsx" table:table-name="Comunic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Mayores_de_12_años" table:style-name="ta2">
        <table:table-source xlink:href="http://20211116_Reporte_GIV_3DOSIS_INE20_Q4_REGULARIZACION_DIANA_v2.xlsx" table:table-name="Mayores_de_12_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Etarios_con_al_menos_1_dosis" table:style-name="ta2">
        <table:table-source xlink:href="http://20211116_Reporte_GIV_3DOSIS_INE20_Q4_REGULARIZACION_DIANA_v2.xlsx" table:table-name="Etarios_con_al_menos_1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20211116_Reporte_GIV_3DOSIS_INE20_Q4_REGULARIZACION_DIANA_v2.xlsx'#Etarios_con_pauta_completa" table:style-name="ta2">
        <table:table-source xlink:href="http://20211116_Reporte_GIV_3DOSIS_INE20_Q4_REGULARIZACION_DIANA_v2.xlsx" table:table-name="Etarios_con_pauta_completa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6T16:10:59Z</dc:date>
  </office:meta>
</office:document-meta>
</file>